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Arial, Helvetica, sans-serif"/>
    <style:font-face style:name="Roboto Mono" svg:font-family="'Roboto Mono', Menlo, Monaco, Consolas, 'Liberation Mono', 'Courier New', monospace"/>
    <style:font-face style:name="arial" svg:font-family="arial, helvetica"/>
    <style:font-face style:name="inherit" svg:font-family="inherit"/>
    <style:font-face style:name="monospace" svg:font-family="monospace, monospace"/>
    <style:font-face style:name="var theme-question-title-font-family" svg:font-family="'var theme-question-titl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Titr" svg:font-family="Tit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bf4bc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dada5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3714bd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3aa475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3cb71a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406d47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45b461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47a7e5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4b3c15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4beea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52f118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54b95b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567b2c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5938cc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5e1d0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74000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76be6f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92b12a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a2913f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30%" fo:text-align="center" style:justify-single-word="false" fo:orphans="2" fo:widows="2" fo:text-indent="0in" style:auto-text-indent="false" fo:padding="0in" fo:border="none"/>
      <style:text-properties officeooo:paragraph-rsid="003fa778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paragraph-rsid="001dada5" style:font-size-asian="15pt" style:font-size-complex="15pt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paragraph-rsid="001bf4bc" style:font-size-asian="15pt" style:font-size-complex="15pt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1744a" officeooo:paragraph-rsid="0021744a" style:font-size-asian="15pt" style:font-size-complex="15pt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7ff5c" officeooo:paragraph-rsid="001bf4bc" style:font-size-asian="15pt" style:font-size-complex="15pt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7ff5c" officeooo:paragraph-rsid="0027ff5c" style:font-size-asian="15pt" style:font-size-complex="15pt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8daee" officeooo:paragraph-rsid="0028daee" style:font-size-asian="15pt" style:font-size-complex="15pt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8daee" officeooo:paragraph-rsid="0076be6f" style:font-size-asian="15pt" style:font-size-complex="15pt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8daee" officeooo:paragraph-rsid="009cb435" style:font-size-asian="15pt" style:font-size-complex="15pt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rsid="002c504b" officeooo:paragraph-rsid="002c504b" style:font-size-asian="15pt" style:font-size-complex="15pt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26e7ee" officeooo:paragraph-rsid="0026e7ee" style:font-size-asian="15pt" style:font-size-complex="15pt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27ff5c" officeooo:paragraph-rsid="0027ff5c" style:font-size-asian="15pt" style:font-size-complex="15pt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28daee" officeooo:paragraph-rsid="0028daee" style:font-size-asian="15pt" style:font-size-complex="15pt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28daee" officeooo:paragraph-rsid="002d2270" style:font-size-asian="15pt" style:font-size-complex="15pt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2c504b" officeooo:paragraph-rsid="002c504b" style:font-size-asian="15pt" style:font-size-complex="15pt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2f315a" officeooo:paragraph-rsid="002f315a" style:font-size-asian="15pt" style:font-size-complex="15pt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158466" fo:font-size="15pt" officeooo:rsid="00376e58" officeooo:paragraph-rsid="00376e58" style:font-size-asian="15pt" style:font-size-complex="15pt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1pt" officeooo:paragraph-rsid="001bf4bc" style:font-size-asian="11pt" style:font-size-complex="11pt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000000" fo:font-size="15pt" officeooo:rsid="002c504b" officeooo:paragraph-rsid="002c504b" style:font-size-asian="15pt" style:font-size-complex="15pt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26pt" fo:font-weight="bold" officeooo:rsid="0031ede0" officeooo:paragraph-rsid="0031ede0" style:font-size-asian="26pt" style:font-weight-asian="bold" style:font-size-complex="26pt" style:font-weight-complex="bold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ff0000" fo:font-size="12pt" fo:font-weight="normal" officeooo:rsid="0033e659" officeooo:paragraph-rsid="0033e659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color="#ff0000" fo:font-size="12pt" fo:font-weight="normal" officeooo:rsid="0031ede0" officeooo:paragraph-rsid="0031ede0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monospace" fo:font-size="11.25pt" fo:letter-spacing="normal" fo:font-style="normal" fo:font-weight="normal" officeooo:rsid="00376e58" officeooo:paragraph-rsid="00376e58" style:font-size-asian="15pt" style:font-size-complex="15pt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3pt" fo:letter-spacing="normal" fo:font-style="normal" fo:font-weight="normal" officeooo:paragraph-rsid="001bf4bc" style:font-size-asian="13pt" style:font-size-complex="13pt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20pt" fo:letter-spacing="normal" fo:font-style="normal" fo:font-weight="normal" officeooo:paragraph-rsid="001bf4bc" style:font-size-asian="20pt" style:font-size-complex="20pt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20pt" fo:letter-spacing="normal" fo:font-style="normal" fo:font-weight="normal" officeooo:rsid="00a48cf8" officeooo:paragraph-rsid="00a48cf8" style:font-size-asian="20pt" style:font-size-complex="20pt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32pt" fo:letter-spacing="normal" fo:font-style="normal" fo:font-weight="bold" officeooo:rsid="00a48cf8" officeooo:paragraph-rsid="00a48cf8" style:font-size-asian="32pt" style:font-weight-asian="bold" style:font-size-complex="32pt" style:font-weight-complex="bold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Titr" fo:font-size="15pt" fo:letter-spacing="normal" fo:font-style="normal" fo:font-weight="normal" officeooo:paragraph-rsid="0079bf00" fo:background-color="transparent" style:font-name-asian="Noto Sans Mono CJK SC" style:font-size-asian="15pt" style:font-weight-asian="normal" style:font-name-complex="Liberation Mono" style:font-size-complex="15pt" style:font-weight-complex="normal" loext:padding="0in" loext:border="none"/>
    </style:style>
    <style:style style:name="P4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5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11d5723"/>
    </style:style>
    <style:style style:name="P51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size="15pt" officeooo:paragraph-rsid="001bf4bc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3pt" fo:letter-spacing="normal" fo:font-style="normal" fo:font-weight="normal" officeooo:paragraph-rsid="001bf4bc" style:font-size-asian="13pt" style:font-size-complex="13pt"/>
    </style:style>
    <style:style style:name="P5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3pt" fo:letter-spacing="normal" fo:font-style="normal" fo:font-weight="normal" style:font-size-asian="13pt" style:font-size-complex="13pt"/>
    </style:style>
    <style:style style:name="P5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</style:style>
    <style:style style:name="P55" style:family="paragraph" style:parent-style-name="Standard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size="24pt" fo:font-weight="bold" officeooo:rsid="013f1332" style:font-size-asian="24pt" style:font-weight-asian="bold" style:font-size-complex="24pt" style:font-weight-complex="bold"/>
    </style:style>
    <style:style style:name="P56" style:family="paragraph" style:parent-style-name="Text_20_body">
      <style:paragraph-properties fo:margin-left="0in" fo:margin-right="0in" fo:margin-top="0.2098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57" style:family="paragraph" style:parent-style-name="Preformatted_20_Text">
      <style:paragraph-properties fo:margin-left="0in" fo:margin-right="0in" fo:margin-top="0in" fo:margin-bottom="0.040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4pt" fo:letter-spacing="normal" fo:font-style="normal" fo:font-weight="normal" officeooo:rsid="00a48cf8" officeooo:paragraph-rsid="00c13960" style:font-size-asian="14pt" style:font-size-complex="14pt"/>
    </style:style>
    <style:style style:name="P58" style:family="paragraph" style:parent-style-name="Preformatted_20_Text">
      <style:paragraph-properties fo:margin-left="0in" fo:margin-right="0in" fo:margin-top="0in" fo:margin-bottom="0.0402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c13960"/>
    </style:style>
    <style:style style:name="P59" style:family="paragraph" style:parent-style-name="Preformatted_20_Text">
      <style:paragraph-properties fo:margin-left="0in" fo:margin-right="0in" fo:margin-top="0in" fo:margin-bottom="0.1402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4pt" fo:letter-spacing="normal" fo:font-style="normal" fo:font-weight="normal" officeooo:rsid="00a48cf8" officeooo:paragraph-rsid="00a48cf8" style:font-size-asian="14pt" style:font-size-complex="14pt"/>
    </style:style>
    <style:style style:name="P60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ac90e7" officeooo:paragraph-rsid="00ac90e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a6a0a" officeooo:paragraph-rsid="00aa6a0a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c90e7" officeooo:paragraph-rsid="00ac90e7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c8447a" officeooo:paragraph-rsid="00c8447a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aa6a0a" officeooo:paragraph-rsid="00ac90e7" style:font-size-asian="22pt" style:font-weight-asian="bold" style:font-size-complex="22pt" style:font-weight-complex="bold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aa6a0a" officeooo:paragraph-rsid="00e30bb1" style:font-size-asian="22pt" style:font-weight-asian="bold" style:font-size-complex="22pt" style:font-weight-complex="bold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d23535" officeooo:paragraph-rsid="00e30bb1" style:font-size-asian="22pt" style:font-weight-asian="bold" style:font-size-complex="22pt" style:font-weight-complex="bold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10ab1aa" officeooo:paragraph-rsid="010ab1aa" style:font-size-asian="22pt" style:font-weight-asian="bold" style:font-size-complex="22pt" style:font-weight-complex="bold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10b0214" officeooo:paragraph-rsid="010b0214" style:font-size-asian="22pt" style:font-weight-asian="bold" style:font-size-complex="22pt" style:font-weight-complex="bold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normal" officeooo:rsid="00aa6a0a" officeooo:paragraph-rsid="00ac90e7" style:font-size-asian="22pt" style:font-weight-asian="normal" style:font-size-complex="22pt" style:font-weight-complex="normal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a933" style:font-name="arial" fo:font-size="22pt" fo:letter-spacing="normal" fo:font-style="normal" fo:font-weight="normal" officeooo:rsid="00d23535" officeooo:paragraph-rsid="00e30bb1" style:font-size-asian="22pt" style:font-weight-asian="normal" style:font-size-complex="22pt" style:font-weight-complex="normal"/>
    </style:style>
    <style:style style:name="P72" style:family="paragraph" style:parent-style-name="Heading_20_1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aa6a0a" officeooo:paragraph-rsid="00ac90e7" style:font-size-asian="22pt" style:font-weight-asian="bold" style:font-size-complex="22pt" style:font-weight-complex="bold"/>
    </style:style>
    <style:style style:name="P73" style:family="paragraph" style:parent-style-name="Preformatted_20_Text">
      <style:paragraph-properties fo:margin-top="0in" fo:margin-bottom="0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aa6a0a" officeooo:paragraph-rsid="00ac90e7" style:font-size-asian="22pt" style:font-weight-asian="bold" style:font-size-complex="22pt" style:font-weight-complex="bold"/>
    </style:style>
    <style:style style:name="P74" style:family="paragraph" style:parent-style-name="Text_20_body">
      <style:paragraph-properties fo:margin-left="0in" fo:margin-right="0.5in" fo:margin-top="0.2098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Open Sans" fo:font-size="10.5pt" fo:letter-spacing="normal" fo:font-style="normal" fo:font-weight="normal" officeooo:paragraph-rsid="006c23b0"/>
    </style:style>
    <style:style style:name="P75" style:family="paragraph" style:parent-style-name="Text_20_body">
      <style:paragraph-properties fo:margin-left="0in" fo:margin-right="0.5in" fo:margin-top="0.2098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Open Sans" fo:font-size="10.5pt" fo:letter-spacing="normal" fo:font-style="normal" fo:font-weight="normal" fo:background-color="#eff6fe" loext:padding="0in" loext:border="none"/>
    </style:style>
    <style:style style:name="P76" style:family="paragraph" style:parent-style-name="Text_20_body">
      <style:paragraph-properties fo:margin-left="0in" fo:margin-right="0.5in" fo:margin-top="0.2098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Open Sans" fo:font-size="10.5pt" fo:letter-spacing="normal" fo:font-style="normal" fo:font-weight="normal" officeooo:rsid="008d8343" officeooo:paragraph-rsid="008d8343"/>
    </style:style>
    <style:style style:name="P77" style:family="paragraph" style:parent-style-name="Text_20_body"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/>
      <style:text-properties fo:font-size="13pt" officeooo:paragraph-rsid="007c1862" style:font-size-asian="13pt" style:font-size-complex="13pt"/>
    </style:style>
    <style:style style:name="P78" style:family="paragraph" style:parent-style-name="Text_20_body"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Chandas" fo:font-size="13pt" fo:letter-spacing="normal" fo:font-style="normal" fo:font-weight="normal" officeooo:paragraph-rsid="006c23b0" style:font-size-asian="13pt" style:font-size-complex="13pt"/>
    </style:style>
    <style:style style:name="P79" style:family="paragraph" style:parent-style-name="Text_20_body"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Chandas" fo:font-size="13pt" fo:letter-spacing="normal" fo:font-style="normal" fo:font-weight="bold" officeooo:rsid="007c1862" officeooo:paragraph-rsid="007c1862" style:font-size-asian="13pt" style:font-weight-asian="bold" style:font-size-complex="13pt" style:font-weight-complex="bold"/>
    </style:style>
    <style:style style:name="P80" style:family="paragraph" style:parent-style-name="Text_20_body">
      <style:paragraph-properties fo:margin-left="0in" fo:margin-right="0.5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Open Sans" fo:font-size="10.5pt" fo:letter-spacing="normal" fo:font-style="normal" fo:font-weight="normal" officeooo:paragraph-rsid="006c23b0"/>
    </style:style>
    <style:style style:name="P81" style:family="paragraph" style:parent-style-name="Text_20_body">
      <style:paragraph-properties fo:margin-left="0in" fo:margin-right="0.5in" fo:margin-top="0.1201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555555" style:font-name="Chandas" fo:font-size="13pt" fo:letter-spacing="normal" fo:font-style="normal" fo:font-weight="normal" officeooo:rsid="007c1862" officeooo:paragraph-rsid="0083dcd7" style:font-size-asian="13pt" style:font-size-complex="13pt"/>
    </style:style>
    <style:style style:name="P82" style:family="paragraph" style:parent-style-name="Text_20_body">
      <style:paragraph-properties fo:margin-left="0in" fo:margin-right="0.5in" fo:margin-top="0.1201in" fo:margin-bottom="0in" loext:contextual-spacing="false" fo:text-align="start" style:justify-single-word="false" fo:orphans="2" fo:widows="2" fo:text-indent="0in" style:auto-text-indent="false"/>
      <style:text-properties officeooo:paragraph-rsid="0083dcd7"/>
    </style:style>
    <style:style style:name="P83" style:family="paragraph" style:parent-style-name="Text_20_body">
      <style:paragraph-properties fo:margin-left="0in" fo:margin-right="0.5in" fo:margin-top="0.1201in" fo:margin-bottom="0in" loext:contextual-spacing="false" fo:text-align="start" style:justify-single-word="false" fo:orphans="2" fo:widows="2" fo:text-indent="0in" style:auto-text-indent="false"/>
      <style:text-properties officeooo:rsid="0094c4f3" officeooo:paragraph-rsid="0094c4f3"/>
    </style:style>
    <style:style style:name="P84" style:family="paragraph" style:parent-style-name="Standard">
      <style:paragraph-properties fo:margin-top="0in" fo:margin-bottom="0.0201in" loext:contextual-spacing="false"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aa6a0a" officeooo:paragraph-rsid="00aa6a0a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201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a6a0a" officeooo:paragraph-rsid="00aa6a0a" style:font-size-asian="16pt" style:font-weight-asian="bold" style:font-size-complex="16pt" style:font-weight-complex="bold"/>
    </style:style>
    <style:style style:name="P86" style:family="paragraph" style:parent-style-name="Standard">
      <style:paragraph-properties fo:margin-top="0in" fo:margin-bottom="0.0201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e0fa99" officeooo:paragraph-rsid="00e0fa99" style:font-size-asian="16pt" style:font-weight-asian="bold" style:font-size-complex="16pt" style:font-weight-complex="bold"/>
    </style:style>
    <style:style style:name="P87" style:family="paragraph" style:parent-style-name="Standard">
      <style:paragraph-properties fo:margin-top="0in" fo:margin-bottom="0.0201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normal" officeooo:rsid="00aa6a0a" officeooo:paragraph-rsid="00aa6a0a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margin-top="0in" fo:margin-bottom="0.0201in" loext:contextual-spacing="false" fo:text-align="start" style:justify-single-word="false"/>
      <style:text-properties fo:font-variant="normal" fo:text-transform="none" fo:color="#158466" style:font-name="arial" fo:font-size="12pt" fo:letter-spacing="normal" fo:font-style="normal" fo:font-weight="normal" officeooo:rsid="00aa6a0a" officeooo:paragraph-rsid="00aa6a0a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in" fo:margin-bottom="0.0201in" loext:contextual-spacing="false" fo:text-align="start" style:justify-single-word="false"/>
      <style:text-properties officeooo:paragraph-rsid="00aa6a0a"/>
    </style:style>
    <style:style style:name="P90" style:family="paragraph" style:parent-style-name="Standard">
      <style:paragraph-properties fo:margin-top="0in" fo:margin-bottom="0.0402in" loext:contextual-spacing="false" fo:text-align="start" style:justify-single-word="false"/>
      <style:text-properties fo:font-variant="normal" fo:text-transform="none" fo:color="#242729" style:font-name="arial" fo:font-size="14pt" fo:letter-spacing="normal" fo:font-style="normal" fo:font-weight="normal" officeooo:rsid="00a48cf8" officeooo:paragraph-rsid="00c13960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in" fo:margin-bottom="0.0402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aa6a0a" officeooo:paragraph-rsid="00aa6a0a" style:font-size-asian="22pt" style:font-weight-asian="bold" style:font-size-complex="22pt" style:font-weight-complex="bold"/>
    </style:style>
    <style:style style:name="P92" style:family="paragraph" style:parent-style-name="Standard">
      <style:paragraph-properties fo:margin-top="0in" fo:margin-bottom="0.0402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a6a0a" officeooo:paragraph-rsid="00aa6a0a" style:font-size-asian="16pt" style:font-weight-asian="bold" style:font-size-complex="16pt" style:font-weight-complex="bold"/>
    </style:style>
    <style:style style:name="P93" style:family="paragraph" style:parent-style-name="Standard">
      <style:paragraph-properties fo:margin-top="0in" fo:margin-bottom="0.0402in" loext:contextual-spacing="false" fo:text-align="start" style:justify-single-word="false"/>
      <style:text-properties officeooo:paragraph-rsid="00c13960"/>
    </style:style>
    <style:style style:name="P94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242729" style:font-name="arial" fo:font-size="14pt" fo:letter-spacing="normal" fo:font-style="normal" fo:font-weight="normal" officeooo:rsid="00a48cf8" officeooo:paragraph-rsid="00a48cf8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22pt" fo:letter-spacing="normal" fo:font-style="normal" fo:font-weight="bold" officeooo:rsid="00aa6a0a" officeooo:paragraph-rsid="00c13960" style:font-size-asian="22pt" style:font-weight-asian="bold" style:font-size-complex="22pt" style:font-weight-complex="bold"/>
    </style:style>
    <style:style style:name="P96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a6a0a" officeooo:paragraph-rsid="00aa6a0a" style:font-size-asian="16pt" style:font-weight-asian="bold" style:font-size-complex="16pt" style:font-weight-complex="bold"/>
    </style:style>
    <style:style style:name="P97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a6a0a" officeooo:paragraph-rsid="00a48cf8" style:font-size-asian="16pt" style:font-weight-asian="bold" style:font-size-complex="16pt" style:font-weight-complex="bold"/>
    </style:style>
    <style:style style:name="P98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0ac90e7" officeooo:paragraph-rsid="00ac90e7" style:font-size-asian="16pt" style:font-weight-asian="bold" style:font-size-complex="16pt" style:font-weight-complex="bold"/>
    </style:style>
    <style:style style:name="P99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110e67d" officeooo:paragraph-rsid="0110e67d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6pt" fo:letter-spacing="normal" fo:font-style="normal" fo:font-weight="bold" officeooo:rsid="0145b8ad" officeooo:paragraph-rsid="0145b8ad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0.5pt" fo:letter-spacing="normal" fo:font-style="normal" fo:font-weight="normal" officeooo:rsid="00aa6a0a" officeooo:paragraph-rsid="00aa6a0a" style:font-size-asian="10.5pt" style:font-weight-asian="normal" style:font-size-complex="10.5pt" style:font-weight-complex="normal"/>
    </style:style>
    <style:style style:name="P102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aa6a0a" officeooo:paragraph-rsid="00aa6a0a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2pt" fo:letter-spacing="normal" fo:font-style="normal" fo:font-weight="normal" officeooo:rsid="00ac90e7" officeooo:paragraph-rsid="00ac90e7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2pt" fo:letter-spacing="normal" fo:font-style="normal" fo:font-weight="normal" officeooo:rsid="00aa6a0a" officeooo:paragraph-rsid="00aa6a0a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48cf8" officeooo:paragraph-rsid="00a48cf8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48cf8" officeooo:paragraph-rsid="00c13960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48cf8" officeooo:paragraph-rsid="00eb308d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48cf8" officeooo:paragraph-rsid="00ff8ffb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48cf8" officeooo:paragraph-rsid="0101e10f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48cf8" officeooo:paragraph-rsid="012b3bda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aa6a0a" officeooo:paragraph-rsid="00aa6a0a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0eb308d" officeooo:paragraph-rsid="00eb308d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114de22" officeooo:paragraph-rsid="00a48cf8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12b2dc1" officeooo:paragraph-rsid="012b2dc1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158466" style:font-name="arial" fo:font-size="14pt" fo:letter-spacing="normal" fo:font-style="normal" fo:font-weight="normal" officeooo:rsid="012b3bda" officeooo:paragraph-rsid="012b3bda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c9211e" style:font-name="arial" fo:font-size="26pt" fo:letter-spacing="normal" fo:font-style="normal" fo:font-weight="bold" officeooo:rsid="0121dded" officeooo:paragraph-rsid="0121dded" style:font-size-asian="26pt" style:font-weight-asian="bold" style:font-size-complex="26pt" style:font-weight-complex="bold"/>
    </style:style>
    <style:style style:name="P117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c9211e" style:font-name="arial" fo:font-size="14pt" fo:letter-spacing="normal" fo:font-style="normal" fo:font-weight="normal" officeooo:rsid="00eb308d" officeooo:paragraph-rsid="00eb308d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top="0in" fo:margin-bottom="0.2in" loext:contextual-spacing="false" fo:text-align="start" style:justify-single-word="false"/>
      <style:text-properties fo:font-variant="normal" fo:text-transform="none" fo:color="#ed4c05" style:font-name="arial" fo:font-size="14pt" fo:letter-spacing="normal" fo:font-style="normal" fo:font-weight="bold" officeooo:rsid="00a48cf8" officeooo:paragraph-rsid="00eb308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inherit" fo:font-size="9.75pt" fo:letter-spacing="normal" fo:font-style="normal" fo:font-weight="normal" officeooo:rsid="003714bd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2" style:family="text">
      <style:text-properties fo:font-variant="normal" fo:text-transform="none" style:font-name="inherit" fo:font-size="15pt" fo:letter-spacing="normal" fo:font-style="normal" fo:font-weight="normal" officeooo:rsid="003aa475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3" style:family="text">
      <style:text-properties fo:font-variant="normal" fo:text-transform="none" style:font-name="inherit" fo:font-size="15pt" fo:letter-spacing="normal" fo:font-style="normal" fo:font-weight="normal" officeooo:rsid="003526c1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" style:family="text">
      <style:text-properties fo:font-variant="normal" fo:text-transform="none" style:font-name="inherit" fo:font-size="15pt" fo:letter-spacing="normal" fo:font-style="normal" fo:font-weight="normal" officeooo:rsid="003cb71a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5" style:family="text">
      <style:text-properties fo:font-variant="normal" fo:text-transform="none" style:font-name="inherit" fo:font-size="15pt" fo:letter-spacing="normal" fo:font-style="normal" fo:font-weight="normal" officeooo:rsid="00406d47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6" style:family="text">
      <style:text-properties fo:font-variant="normal" fo:text-transform="none" style:font-name="inherit" fo:font-size="15pt" fo:letter-spacing="normal" fo:font-style="normal" fo:font-weight="normal" officeooo:rsid="00436475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7" style:family="text">
      <style:text-properties fo:font-variant="normal" fo:text-transform="none" style:font-name="inherit" fo:font-size="15pt" fo:letter-spacing="normal" fo:font-style="normal" fo:font-weight="normal" officeooo:rsid="0047a7e5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8" style:family="text">
      <style:text-properties fo:font-variant="normal" fo:text-transform="none" style:font-name="inherit" fo:font-size="15pt" fo:letter-spacing="normal" fo:font-style="normal" fo:font-weight="normal" officeooo:rsid="004b3c15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9" style:family="text">
      <style:text-properties fo:font-variant="normal" fo:text-transform="none" style:font-name="inherit" fo:font-size="15pt" fo:letter-spacing="normal" fo:font-style="normal" fo:font-weight="normal" officeooo:rsid="004beeae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10" style:family="text">
      <style:text-properties fo:font-variant="normal" fo:text-transform="none" style:font-name="inherit" fo:font-size="15pt" fo:letter-spacing="normal" fo:font-style="normal" fo:font-weight="normal" officeooo:rsid="004ecea6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11" style:family="text">
      <style:text-properties fo:font-variant="normal" fo:text-transform="none" style:font-name="inherit" fo:font-size="15pt" fo:letter-spacing="normal" fo:font-style="normal" fo:font-weight="normal" officeooo:rsid="005012e4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12" style:family="text">
      <style:text-properties fo:font-variant="normal" fo:text-transform="none" style:font-name="inherit" fo:font-size="15pt" fo:letter-spacing="normal" fo:font-style="normal" fo:font-weight="normal" officeooo:rsid="0052f118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13" style:family="text">
      <style:text-properties fo:font-variant="normal" fo:text-transform="none" style:font-name="inherit" fo:font-size="15pt" fo:letter-spacing="normal" fo:font-style="normal" fo:font-weight="normal" officeooo:rsid="0092b12a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14" style:family="text">
      <style:text-properties fo:font-variant="normal" fo:text-transform="none" style:font-name="inherit" fo:font-size="15pt" fo:letter-spacing="normal" fo:font-style="normal" fo:font-weight="normal" officeooo:rsid="0045b46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 loext:padding="0in" loext:border="none"/>
    </style:style>
    <style:style style:name="T15" style:family="text">
      <style:text-properties fo:font-variant="normal" fo:text-transform="none" style:font-name="inherit" fo:font-size="15pt" fo:letter-spacing="normal" fo:font-style="normal" fo:font-weight="normal" officeooo:rsid="00616d83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 loext:padding="0in" loext:border="none"/>
    </style:style>
    <style:style style:name="T16" style:family="text">
      <style:text-properties fo:font-variant="normal" fo:text-transform="none" style:font-name="inherit" fo:font-size="15pt" fo:letter-spacing="normal" fo:font-style="normal" fo:font-weight="bold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17" style:family="text">
      <style:text-properties fo:font-variant="normal" fo:text-transform="none" style:font-name="inherit" fo:font-size="15pt" fo:letter-spacing="normal" fo:font-style="normal" fo:font-weight="bold" officeooo:rsid="003526c1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18" style:family="text">
      <style:text-properties fo:font-variant="normal" fo:text-transform="none" style:font-name="inherit" fo:font-size="15pt" fo:letter-spacing="normal" fo:font-style="normal" fo:font-weight="bold" officeooo:rsid="003714bd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19" style:family="text">
      <style:text-properties fo:font-variant="normal" fo:text-transform="none" style:font-name="inherit" fo:font-size="15pt" fo:letter-spacing="normal" fo:font-style="normal" fo:font-weight="bold" officeooo:rsid="00a2913f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20" style:family="text">
      <style:text-properties fo:font-variant="normal" fo:text-transform="none" style:font-name="inherit" fo:font-size="13pt" fo:letter-spacing="normal" fo:font-style="normal" fo:font-weight="normal" fo:background-color="transparent" loext:char-shading-value="0" style:font-size-asian="13pt" style:font-size-complex="13pt" loext:padding="0in" loext:border="none"/>
    </style:style>
    <style:style style:name="T21" style:family="text">
      <style:text-properties fo:font-variant="normal" fo:text-transform="none" style:font-name="inherit" fo:font-size="16pt" fo:letter-spacing="normal" fo:font-style="normal" fo:font-weight="bold" fo:background-color="transparent" loext:char-shading-value="0" style:font-size-asian="16pt" style:font-weight-asian="bold" style:font-size-complex="16pt" style:font-weight-complex="bold" loext:padding="0in" loext:border="none"/>
    </style:style>
    <style:style style:name="T22" style:family="text">
      <style:text-properties fo:font-variant="normal" fo:text-transform="none" style:font-name="inherit" fo:font-size="32pt" fo:letter-spacing="normal" fo:font-style="normal" fo:font-weight="bold" officeooo:rsid="003fa778" fo:background-color="transparent" loext:char-shading-value="0" style:font-size-asian="32pt" style:font-weight-asian="bold" style:font-size-complex="32pt" style:font-weight-complex="bold" loext:padding="0in" loext:border="none"/>
    </style:style>
    <style:style style:name="T23" style:family="text">
      <style:text-properties fo:font-variant="normal" fo:text-transform="none" style:font-name="Titr" fo:font-size="15pt" fo:letter-spacing="normal" fo:font-style="normal" fo:font-weight="normal" fo:background-color="transparent" loext:char-shading-value="0" style:font-size-asian="15pt" style:font-size-complex="15pt" loext:padding="0in" loext:border="none"/>
    </style:style>
    <style:style style:name="T24" style:family="text">
      <style:text-properties fo:font-variant="normal" fo:text-transform="none" style:font-name="Titr" fo:font-size="15pt" fo:letter-spacing="normal" fo:font-style="normal" fo:font-weight="normal" officeooo:rsid="0130240a" fo:background-color="transparent" loext:char-shading-value="0" style:font-size-asian="15pt" style:font-size-complex="15pt" loext:padding="0in" loext:border="none"/>
    </style:style>
    <style:style style:name="T25" style:family="text">
      <style:text-properties fo:font-variant="normal" fo:text-transform="none" style:font-name="Titr" fo:font-size="15pt" fo:letter-spacing="normal" fo:font-style="normal" fo:font-weight="normal" officeooo:rsid="001bf4bc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26" style:family="text">
      <style:text-properties fo:font-variant="normal" fo:text-transform="none" style:font-name="Titr" fo:font-size="24pt" fo:letter-spacing="normal" fo:font-style="normal" fo:font-weight="bold" officeooo:rsid="001bf4bc" fo:background-color="transparent" loext:char-shading-value="0" style:font-size-asian="24pt" style:font-weight-asian="bold" style:font-size-complex="24pt" style:font-weight-complex="bold" loext:padding="0in" loext:border="none"/>
    </style:style>
    <style:style style:name="T27" style:family="text">
      <style:text-properties fo:font-variant="normal" fo:text-transform="none" fo:color="#242729" style:font-name="Arial" fo:font-size="13pt" fo:letter-spacing="normal" fo:font-style="normal" fo:font-weight="normal" style:font-size-asian="13pt" style:font-size-complex="13pt"/>
    </style:style>
    <style:style style:name="T28" style:family="text">
      <style:text-properties fo:font-variant="normal" fo:text-transform="none" fo:color="#242729" style:font-name="Arial" fo:font-size="13pt" fo:letter-spacing="normal" fo:font-style="normal" fo:font-weight="bold" style:font-size-asian="13pt" style:font-size-complex="13pt" loext:padding="0in" loext:border="none"/>
    </style:style>
    <style:style style:name="T29" style:family="text">
      <style:text-properties fo:font-variant="normal" fo:text-transform="none" fo:color="#242729" style:font-name="Arial" fo:font-size="15pt" fo:letter-spacing="normal" fo:font-style="normal" fo:font-weight="bold" officeooo:rsid="00a2913f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30" style:family="text">
      <style:text-properties fo:font-variant="normal" fo:text-transform="none" fo:color="#242729" style:font-name="Arial" fo:font-size="14pt" fo:letter-spacing="normal" fo:font-style="normal" fo:font-weight="normal" officeooo:rsid="00a48cf8" style:font-size-asian="14pt" style:font-size-complex="14pt"/>
    </style:style>
    <style:style style:name="T31" style:family="text">
      <style:text-properties fo:font-variant="normal" fo:text-transform="none" fo:color="#242729" style:font-name="inheri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32" style:family="text">
      <style:text-properties fo:font-variant="normal" fo:text-transform="none" fo:color="#242729" style:font-name="inherit" fo:font-size="13pt" fo:letter-spacing="normal" fo:font-style="normal" fo:font-weight="bold" style:font-size-asian="13pt" style:font-size-complex="13pt" loext:padding="0in" loext:border="none"/>
    </style:style>
    <style:style style:name="T33" style:family="text">
      <style:text-properties fo:font-variant="normal" fo:text-transform="none" fo:color="#242729" style:font-name="inherit" fo:font-size="15pt" fo:letter-spacing="normal" fo:font-style="normal" fo:font-weight="normal" officeooo:rsid="0052f118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34" style:family="text">
      <style:text-properties fo:font-variant="normal" fo:text-transform="none" fo:color="#242729" style:font-name="inherit" fo:font-size="15pt" fo:letter-spacing="normal" fo:font-style="normal" fo:font-weight="normal" officeooo:rsid="0074000e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35" style:family="text">
      <style:text-properties fo:font-variant="normal" fo:text-transform="none" fo:color="#242729" style:font-name="inherit" fo:font-size="15pt" fo:letter-spacing="normal" fo:font-style="normal" fo:font-weight="bold" officeooo:rsid="003526c1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36" style:family="text">
      <style:text-properties fo:font-variant="normal" fo:text-transform="none" fo:color="#242729" style:font-name="inherit" fo:font-size="15pt" fo:letter-spacing="normal" fo:font-style="normal" fo:font-weight="bold" officeooo:rsid="00a2913f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37" style:family="text">
      <style:text-properties fo:font-variant="normal" fo:text-transform="none" fo:color="#242729" style:font-name="inherit" fo:font-size="14pt" fo:letter-spacing="normal" fo:font-style="normal" fo:font-weight="bold" officeooo:rsid="003526c1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38" style:family="text">
      <style:text-properties fo:font-variant="normal" fo:text-transform="none" fo:color="#242729" style:font-name="inherit" fo:font-size="14pt" fo:letter-spacing="normal" fo:font-style="normal" fo:font-weight="bold" officeooo:rsid="00a2913f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39" style:family="text">
      <style:text-properties fo:font-variant="normal" fo:text-transform="none" fo:color="#242729" style:font-name="inherit" fo:font-size="14pt" fo:letter-spacing="normal" fo:font-style="normal" fo:font-weight="normal" officeooo:rsid="003526c1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40" style:family="text">
      <style:text-properties fo:font-variant="normal" fo:text-transform="none" fo:color="#242729" style:font-name="Consolas" fo:font-size="15pt" fo:letter-spacing="normal" fo:font-style="normal" fo:font-weight="normal" officeooo:rsid="003526c1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41" style:family="text">
      <style:text-properties fo:font-variant="normal" fo:text-transform="none" fo:color="#242729" style:font-name="Consolas" fo:font-size="14pt" fo:letter-spacing="normal" fo:font-style="normal" fo:font-weight="normal" officeooo:rsid="003526c1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42" style:family="text">
      <style:text-properties fo:font-variant="normal" fo:text-transform="none" fo:color="#242729" style:font-name="DejaVu Serif" fo:font-size="15pt" fo:letter-spacing="normal" fo:font-style="normal" fo:font-weight="normal" officeooo:rsid="004b3c15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3" style:family="text">
      <style:text-properties fo:font-variant="normal" fo:text-transform="none" fo:color="#242729" style:font-name="DejaVu Serif" fo:font-size="15pt" fo:letter-spacing="normal" fo:font-style="normal" fo:font-weight="normal" officeooo:rsid="004de59f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4" style:family="text">
      <style:text-properties fo:font-variant="normal" fo:text-transform="none" fo:color="#242729" style:font-name="DejaVu Serif" fo:font-size="15pt" fo:letter-spacing="normal" fo:font-style="normal" fo:font-weight="normal" officeooo:rsid="0052f118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5" style:family="text">
      <style:text-properties fo:font-variant="normal" fo:text-transform="none" fo:color="#242729" style:font-name="DejaVu Serif" fo:font-size="15pt" fo:letter-spacing="normal" fo:font-style="normal" fo:font-weight="normal" officeooo:rsid="0054b95b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6" style:family="text">
      <style:text-properties fo:font-variant="normal" fo:text-transform="none" fo:color="#242729" style:font-name="DejaVu Serif" fo:font-size="15pt" fo:letter-spacing="normal" fo:font-style="normal" fo:font-weight="normal" officeooo:rsid="00567b2c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7" style:family="text">
      <style:text-properties fo:font-variant="normal" fo:text-transform="none" fo:color="#242729" style:font-name="DejaVu Serif" fo:font-size="15pt" fo:letter-spacing="normal" fo:font-style="normal" fo:font-weight="normal" officeooo:rsid="00586509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8" style:family="text">
      <style:text-properties fo:font-variant="normal" fo:text-transform="none" fo:color="#242729" style:font-name="DejaVu Serif" fo:font-size="15pt" fo:letter-spacing="normal" fo:font-style="normal" fo:font-weight="normal" officeooo:rsid="005938cc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49" style:family="text">
      <style:text-properties fo:font-variant="normal" fo:text-transform="none" fo:color="#242729" style:font-name="DejaVu Serif" fo:font-size="15pt" fo:letter-spacing="normal" fo:font-style="normal" fo:font-weight="normal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50" style:family="text">
      <style:text-properties fo:font-variant="normal" fo:text-transform="none" fo:color="#242729" style:font-name="DejaVu Serif" fo:font-size="15pt" fo:letter-spacing="normal" fo:font-style="normal" fo:font-weight="normal" officeooo:rsid="004b3c15" fo:background-color="#ffff00" loext:char-shading-value="0" style:font-size-asian="15pt" style:font-weight-asian="normal" style:font-size-complex="15pt" style:font-weight-complex="normal" loext:padding="0in" loext:border="none"/>
    </style:style>
    <style:style style:name="T51" style:family="text">
      <style:text-properties fo:font-variant="normal" fo:text-transform="none" fo:color="#242729" style:font-name="DejaVu Serif" fo:font-size="15pt" fo:letter-spacing="normal" fo:font-style="normal" fo:font-weight="bold" officeooo:rsid="004b3c15" fo:background-color="transparent" loext:char-shading-value="0" style:font-size-asian="15pt" style:font-weight-asian="bold" style:font-size-complex="15pt" style:font-weight-complex="bold" loext:padding="0in" loext:border="none"/>
    </style:style>
    <style:style style:name="T52" style:family="text">
      <style:text-properties fo:font-variant="normal" fo:text-transform="none" fo:color="#242729" style:font-name="arial" fo:font-size="14pt" fo:letter-spacing="normal" fo:font-style="normal" fo:font-weight="normal" officeooo:rsid="00a48cf8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2d3748" style:font-name="Roboto Mono" fo:font-size="12pt" fo:letter-spacing="normal" fo:font-style="normal" fo:font-weight="normal" officeooo:rsid="00567b2c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54" style:family="text">
      <style:text-properties fo:font-variant="normal" fo:text-transform="none" fo:color="#2d3748" style:font-name="Roboto Mono" fo:font-size="12pt" fo:letter-spacing="normal" fo:font-style="normal" fo:font-weight="normal" officeooo:rsid="00567b2c" fo:background-color="transparent" loext:char-shading-value="0" style:font-weight-asian="normal" style:font-weight-complex="normal" loext:padding="0in" loext:border="none"/>
    </style:style>
    <style:style style:name="T55" style:family="text">
      <style:text-properties fo:font-variant="normal" fo:text-transform="none" fo:color="#2d3748" style:font-name="Roboto Mono" fo:font-size="12pt" fo:letter-spacing="normal" fo:font-style="normal" fo:font-weight="normal" officeooo:rsid="0077aa55" fo:background-color="transparent" loext:char-shading-value="0" style:font-weight-asian="normal" style:font-weight-complex="normal" loext:padding="0in" loext:border="none"/>
    </style:style>
    <style:style style:name="T56" style:family="text">
      <style:text-properties fo:font-variant="normal" fo:text-transform="none" fo:color="#2d3748" style:font-name="Roboto Mono" fo:letter-spacing="normal" fo:font-style="normal" fo:font-weight="normal" officeooo:rsid="0077aa55" fo:background-color="transparent" loext:char-shading-value="0" style:font-weight-asian="normal" style:font-weight-complex="normal" loext:padding="0in" loext:border="none"/>
    </style:style>
    <style:style style:name="T57" style:family="text">
      <style:text-properties fo:font-variant="normal" fo:text-transform="none" fo:color="#158466" style:font-name="DejaVu Serif" fo:font-size="15pt" fo:letter-spacing="normal" fo:font-style="normal" fo:font-weight="normal" officeooo:rsid="005e1d0d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58" style:family="text">
      <style:text-properties fo:font-variant="normal" fo:text-transform="none" fo:color="#158466" style:font-name="Roboto Mono" fo:letter-spacing="normal" fo:font-style="normal" fo:font-weight="normal" officeooo:rsid="009cb435" fo:background-color="transparent" loext:char-shading-value="0" style:font-weight-asian="normal" style:font-weight-complex="normal" loext:padding="0in" loext:border="none"/>
    </style:style>
    <style:style style:name="T59" style:family="text">
      <style:text-properties fo:font-variant="normal" fo:text-transform="none" fo:color="#158466" style:font-name="Arial" fo:font-size="14pt" fo:letter-spacing="normal" fo:font-style="normal" fo:font-weight="normal" officeooo:rsid="00a48cf8" fo:background-color="transparent" loext:char-shading-value="0" style:font-size-asian="14pt" style:font-size-complex="14pt"/>
    </style:style>
    <style:style style:name="T60" style:family="text">
      <style:text-properties fo:font-variant="normal" fo:text-transform="none" fo:color="#158466" style:font-name="Arial" fo:font-size="14pt" fo:letter-spacing="normal" fo:font-style="normal" fo:font-weight="normal" officeooo:rsid="00c13960" fo:background-color="transparent" loext:char-shading-value="0" style:font-name-asian="Noto Sans Mono CJK SC" style:font-size-asian="14pt" style:font-name-complex="Liberation Mono" style:font-size-complex="14pt"/>
    </style:style>
    <style:style style:name="T61" style:family="text">
      <style:text-properties fo:font-variant="normal" fo:text-transform="none" fo:color="#158466" style:font-name="arial" fo:font-size="14pt" fo:letter-spacing="normal" fo:font-style="normal" fo:font-weight="normal" officeooo:rsid="00c13960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555555" style:font-name="Open Sans" fo:letter-spacing="normal" fo:font-style="normal" fo:font-weight="normal" officeooo:rsid="007c1862"/>
    </style:style>
    <style:style style:name="T63" style:family="text">
      <style:text-properties fo:font-variant="normal" fo:text-transform="none" fo:color="#555555" style:font-name="Open Sans" fo:font-size="12pt" fo:letter-spacing="normal" fo:font-style="normal" fo:font-weight="bold" officeooo:rsid="003526c1" fo:background-color="#eeeeee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555555" style:font-name="Open Sans" fo:font-size="12pt" fo:letter-spacing="normal" fo:font-style="normal" fo:font-weight="normal" officeooo:rsid="003526c1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555555" style:font-name="Chandas" fo:font-size="13pt" fo:letter-spacing="normal" fo:font-style="normal" fo:font-weight="normal" officeooo:rsid="007c1862" style:font-size-asian="13pt" style:font-size-complex="13pt"/>
    </style:style>
    <style:style style:name="T66" style:family="text">
      <style:text-properties fo:font-variant="normal" fo:text-transform="none" fo:color="#555555" style:font-name="Chandas" fo:font-size="13pt" fo:letter-spacing="normal" fo:font-style="normal" fo:font-weight="normal" officeooo:rsid="0094c4f3" style:font-size-asian="13pt" style:font-size-complex="13pt"/>
    </style:style>
    <style:style style:name="T67" style:family="text">
      <style:text-properties fo:font-variant="normal" fo:text-transform="none" fo:color="#555555" style:font-name="Chandas" fo:font-size="13pt" fo:letter-spacing="normal" fo:font-style="normal" fo:font-weight="bold" officeooo:rsid="007c1862" style:font-size-asian="13pt" style:font-weight-asian="bold" style:font-size-complex="13pt" style:font-weight-complex="bold"/>
    </style:style>
    <style:style style:name="T68" style:family="text">
      <style:text-properties fo:font-variant="normal" fo:text-transform="none" fo:color="#555555" style:font-name="Chandas" fo:letter-spacing="normal" fo:font-style="normal" fo:font-weight="normal" officeooo:rsid="007c1862"/>
    </style:style>
    <style:style style:name="T69" style:family="text">
      <style:text-properties fo:font-variant="normal" fo:text-transform="none" fo:color="#000000" style:font-name="arial" fo:font-size="22pt" fo:letter-spacing="normal" fo:font-style="normal" fo:font-weight="bold" officeooo:rsid="00d23535" style:font-size-asian="22pt" style:font-weight-asian="bold" style:font-size-complex="22pt" style:font-weight-complex="bold"/>
    </style:style>
    <style:style style:name="T70" style:family="text">
      <style:text-properties officeooo:rsid="0021595d"/>
    </style:style>
    <style:style style:name="T71" style:family="text">
      <style:text-properties fo:color="#158466"/>
    </style:style>
    <style:style style:name="T72" style:family="text">
      <style:text-properties fo:color="#158466" fo:background-color="transparent" loext:char-shading-value="0"/>
    </style:style>
    <style:style style:name="T73" style:family="text">
      <style:text-properties fo:color="#158466" officeooo:rsid="00a5f7ee" fo:background-color="transparent" loext:char-shading-value="0"/>
    </style:style>
    <style:style style:name="T74" style:family="text">
      <style:text-properties fo:color="#158466" officeooo:rsid="00c13960"/>
    </style:style>
    <style:style style:name="T75" style:family="text">
      <style:text-properties officeooo:rsid="002d2270"/>
    </style:style>
    <style:style style:name="T76" style:family="text">
      <style:text-properties fo:font-weight="bold" fo:background-color="#eeeeee" loext:char-shading-value="0" loext:padding="0in" loext:border="none"/>
    </style:style>
    <style:style style:name="T77" style:family="text">
      <style:text-properties fo:font-weight="bold" officeooo:rsid="00eb308d"/>
    </style:style>
    <style:style style:name="T78" style:family="text">
      <style:text-properties fo:font-weight="bold" officeooo:rsid="00ef07c4"/>
    </style:style>
    <style:style style:name="T79" style:family="text">
      <style:text-properties fo:background-color="#eff6fe" loext:char-shading-value="0" loext:padding="0in" loext:border="none"/>
    </style:style>
    <style:style style:name="T80" style:family="text">
      <style:text-properties fo:background-color="#ffffa6" loext:char-shading-value="0"/>
    </style:style>
    <style:style style:name="T81" style:family="text">
      <style:text-properties officeooo:rsid="00ace738" fo:background-color="#ffffa6" loext:char-shading-value="0"/>
    </style:style>
    <style:style style:name="T82" style:family="text">
      <style:text-properties officeooo:rsid="0094c4f3"/>
    </style:style>
    <style:style style:name="T83" style:family="text">
      <style:text-properties fo:font-size="16pt" style:font-size-asian="16pt" style:font-size-complex="16pt"/>
    </style:style>
    <style:style style:name="T84" style:family="text">
      <style:text-properties fo:font-size="16pt" officeooo:rsid="00c4e62f" style:font-size-asian="16pt" style:font-size-complex="16pt"/>
    </style:style>
    <style:style style:name="T85" style:family="text">
      <style:text-properties officeooo:rsid="00ace738"/>
    </style:style>
    <style:style style:name="T86" style:family="text">
      <style:text-properties officeooo:rsid="00afc418"/>
    </style:style>
    <style:style style:name="T87" style:family="text">
      <style:text-properties officeooo:rsid="00bb6ab0"/>
    </style:style>
    <style:style style:name="T88" style:family="text">
      <style:text-properties officeooo:rsid="00aa6a0a"/>
    </style:style>
    <style:style style:name="T89" style:family="text">
      <style:text-properties fo:color="#00a933" fo:font-size="16pt" style:font-size-asian="16pt" style:font-size-complex="16pt"/>
    </style:style>
    <style:style style:name="T90" style:family="text">
      <style:text-properties fo:color="#00a933" fo:font-size="16pt" officeooo:rsid="00e3ccca" style:font-size-asian="16pt" style:font-size-complex="16pt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officeooo:rsid="00ff8ffb"/>
    </style:style>
    <style:style style:name="T93" style:family="text">
      <style:text-properties officeooo:rsid="010ab1aa"/>
    </style:style>
    <style:style style:name="T94" style:family="text">
      <style:text-properties officeooo:rsid="010f2ef8"/>
    </style:style>
    <style:style style:name="T95" style:family="text">
      <style:text-properties officeooo:rsid="0111aa52"/>
    </style:style>
    <style:style style:name="T96" style:family="text">
      <style:text-properties style:font-name="inherit" fo:font-size="13pt" fo:font-weight="normal" fo:background-color="transparent" loext:char-shading-value="0" style:font-size-asian="13pt" style:font-size-complex="13pt" loext:padding="0in" loext:border="none"/>
    </style:style>
    <style:style style:name="T97" style:family="text">
      <style:text-properties fo:color="#242729" style:text-line-through-style="none" style:text-line-through-type="none" style:font-name="var theme-question-title-font-family" style:text-underline-style="none" fo:font-weight="normal" style:text-blinking="false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4">h</text:span></text:span><text:a xlink:type="simple" xlink:href="https://www.knowledgehut.com/blog/programming/sys-argv-python-examples" text:style-name="Internet_20_link" text:visited-style-name="Visited_20_Internet_20_Link"><text:span text:style-name="Source_20_Text"><text:span text:style-name="T23">ttps://www.knowledgehut.com/blog/programming/sys-argv-python-examples</text:span></text:span></text:a></text:p>
      <text:p text:style-name="P1"><text:span text:style-name="Source_20_Text"><text:span text:style-name="T23"/></text:span></text:p>
      <text:p text:style-name="P1"><text:span text:style-name="Source_20_Text"><text:span text:style-name="T23"/></text:span></text:p>
      <text:p text:style-name="P1"><text:span text:style-name="Source_20_Text"><text:span text:style-name="T23">---------------------------------------------</text:span></text:span></text:p>
      <text:p text:style-name="P1"><text:span text:style-name="Source_20_Text"><text:span text:style-name="T23"/></text:span></text:p>
      <text:p text:style-name="P2"><text:span text:style-name="Source_20_Text"><text:span text:style-name="T26">MySQL</text:span></text:span></text:p>
      <text:p text:style-name="P48"><text:span text:style-name="Source_20_Text"/></text:p>
      <text:p text:style-name="P2"><text:span text:style-name="Source_20_Text"><text:span text:style-name="T25">[sudo] password <text:s/>for <text:s/>maryam: </text:span></text:span></text:p>
      <text:p text:style-name="P3"/>
      <text:p text:style-name="P3"/>
      <text:p text:style-name="P3"/>
      <text:p text:style-name="P22">mysql&gt; show databases;</text:p>
      <text:p text:style-name="P22"/>
      <text:p text:style-name="P22">mysql&gt; use mysql;</text:p>
      <text:p text:style-name="P22">mysql&gt; select user,host,plugin from mysql.user;</text:p>
      <text:p text:style-name="P22"/>
      <text:p text:style-name="P22">mysql&gt; grant all privileges on *.* 'maryam'@'localhost';</text:p>
      <text:p text:style-name="P22"/>
      <text:p text:style-name="P23">mysql&gt; grant all privileges on *.* to 'maryam'@'localhost';</text:p>
      <text:p text:style-name="P23"/>
      <text:p text:style-name="P23">mysql&gt; update user set plugin="auth_socket" where User='maryam';</text:p>
      <text:p text:style-name="P23"/>
      <text:p text:style-name="P23">mysql&gt; flush privileges;</text:p>
      <text:p text:style-name="P23"/>
      <text:p text:style-name="P23">mysql&gt; exit</text:p>
      <text:p text:style-name="P23"><text:soft-page-break/></text:p>
      <text:p text:style-name="P23">maryam@bushehr:~$ sudo service mysql restart</text:p>
      <text:p text:style-name="P23">[sudo] password for maryam: <text:span text:style-name="T70">Maryam_5750</text:span></text:p>
      <text:p text:style-name="P23"/>
      <text:p text:style-name="P24"/>
      <text:p text:style-name="P24">From now on you can connect to the database this way:</text:p>
      <text:p text:style-name="P24"/>
      <text:p text:style-name="P23">maryam@bushehr:~$ mysql -u maryam -p</text:p>
      <text:p text:style-name="P23">Enter password: <text:a xlink:type="simple" xlink:href="mailto:12!@qwQW" text:style-name="Internet_20_link" text:visited-style-name="Visited_20_Internet_20_Link"><text:span text:style-name="T70">12!@qwQW</text:span></text:a></text:p>
      <text:p text:style-name="P23"/>
      <text:p text:style-name="P23">mysql&gt; show databases;</text:p>
      <text:p text:style-name="P23"/>
      <text:p text:style-name="P32"># create a new database</text:p>
      <text:p text:style-name="P23">mysql&gt; create database DATA1;</text:p>
      <text:p text:style-name="P23"/>
      <text:p text:style-name="P23">mysql&gt; show databases;</text:p>
      <text:p text:style-name="P25"/>
      <text:p text:style-name="P25"/>
      <text:p text:style-name="P25"/>
      <text:p text:style-name="P25"/>
      <text:p text:style-name="P36"># select a database</text:p>
      <text:p text:style-name="P23">mysql&gt; use DATA1;</text:p>
      <text:p text:style-name="P23"/>
      <text:p text:style-name="P26"><text:span text:style-name="T71"># create table</text:span> </text:p>
      <text:p text:style-name="P23">mysql&gt; create table books(</text:p>
      <text:p text:style-name="P23"><text:s text:c="4"/>-&gt; title varchar(50) not null,</text:p>
      <text:p text:style-name="P23"><text:s text:c="4"/>-&gt; price int not null,</text:p>
      <text:p text:style-name="P23"><text:s text:c="4"/>-&gt; language varchar(50) default "English",</text:p>
      <text:p text:style-name="P23"><text:s text:c="4"/>-&gt; author varchar(60) not null);</text:p>
      <text:p text:style-name="P23"/>
      <text:p text:style-name="P23"/>
      <text:p text:style-name="P23">mysql&gt; describe books;</text:p>
      <text:p text:style-name="P38">+----------+-------------+------+-----+---------+-------+</text:p>
      <text:p text:style-name="P38"><text:soft-page-break/>| Field <text:s text:c="3"/>| Type <text:s text:c="7"/>| Null | Key | Default | Extra |</text:p>
      <text:p text:style-name="P38">+----------+-------------+------+-----+---------+-------+</text:p>
      <text:p text:style-name="P38">| title <text:s text:c="3"/>| varchar(50) | NO <text:s text:c="2"/>| <text:s text:c="4"/>| NULL <text:s text:c="3"/>| <text:s text:c="6"/>|</text:p>
      <text:p text:style-name="P38">| price <text:s text:c="3"/>| int <text:s text:c="8"/>| NO <text:s text:c="2"/>| <text:s text:c="4"/>| NULL <text:s text:c="3"/>| <text:s text:c="6"/>|</text:p>
      <text:p text:style-name="P38">| language | varchar(50) | YES <text:s/>| <text:s text:c="4"/>| English | <text:s text:c="6"/>|</text:p>
      <text:p text:style-name="P38">| author <text:s text:c="2"/>| varchar(60) | NO <text:s text:c="2"/>| <text:s text:c="4"/>| NULL <text:s text:c="3"/>| <text:s text:c="6"/>|</text:p>
      <text:p text:style-name="P38">+----------+-------------+------+-----+---------+-------+</text:p>
      <text:p text:style-name="P23"/>
      <text:p text:style-name="P32"># insert data into table</text:p>
      <text:p text:style-name="P23">mysql&gt; insert into books value("Book Title1", 50, "English", "David Garrett");</text:p>
      <text:p text:style-name="P23"/>
      <text:p text:style-name="P23"/>
      <text:p text:style-name="P23">mysql&gt; insert into books value("Book Title2", 45, "English", "Jimi Kimmel");</text:p>
      <text:p text:style-name="P23"/>
      <text:p text:style-name="P23"/>
      <text:p text:style-name="P23">mysql&gt; insert into books value("Book Title3", 65, "German", "Kellen Keler");</text:p>
      <text:p text:style-name="P23"/>
      <text:p text:style-name="P23"/>
      <text:p text:style-name="P23"/>
      <text:p text:style-name="P23">mysql&gt; select * from books;</text:p>
      <text:p text:style-name="P23">mysql&gt; select * from books order by price;</text:p>
      <text:p text:style-name="P23"/>
      <text:p text:style-name="P23"/>
      <text:p text:style-name="P31"># delete a database</text:p>
      <text:p text:style-name="P23">mysql&gt; drop database DATA1;</text:p>
      <text:p text:style-name="P23"/>
      <text:p text:style-name="P37"># delete a table from a databases</text:p>
      <text:p text:style-name="P43">DROP TABLE table_name ;</text:p>
      <text:p text:style-name="P43"/>
      <text:p text:style-name="P35"/>
      <text:p text:style-name="P35"># list of databases</text:p>
      <text:p text:style-name="P23">mysql&gt; show databases;</text:p>
      <text:p text:style-name="P23"><text:soft-page-break/></text:p>
      <text:p text:style-name="P23"/>
      <text:p text:style-name="P35"># list of tables</text:p>
      <text:p text:style-name="P39">mysql&gt; show tables;</text:p>
      <text:p text:style-name="P30"/>
      <text:p text:style-name="P23"/>
      <text:p text:style-name="P33"># delete data from a table <text:span text:style-name="T75">(row)</text:span></text:p>
      <text:p text:style-name="P27">mysql&gt; delete from books where price=50;</text:p>
      <text:p text:style-name="P27"/>
      <text:p text:style-name="P34"># delete data from a table <text:span text:style-name="T75">(column)</text:span></text:p>
      <text:p text:style-name="P27">mysql&gt; alter table books drop column price;</text:p>
      <text:p text:style-name="P27">mysql&gt; select * from books;</text:p>
      <text:p text:style-name="P27"/>
      <text:p text:style-name="P18"><text:span text:style-name="Source_20_Text"><text:span text:style-name="T57"># Delete a user account</text:span></text:span></text:p>
      <text:p text:style-name="P28"><text:span text:style-name="Source_20_Text"><text:span text:style-name="T54">DROP USER 'database_user@'localhost';</text:span></text:span></text:p>
      <text:p text:style-name="P28"><text:span text:style-name="Source_20_Text"><text:span text:style-name="T55"/></text:span></text:p>
      <text:p text:style-name="P29"><text:span text:style-name="Source_20_Text"><text:span text:style-name="T58"># Delete user</text:span></text:span></text:p>
      <text:p text:style-name="P28"><text:span text:style-name="Source_20_Text"><text:span text:style-name="T56">mysql&gt; drop user maryam;</text:span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40">How to import a csv file into your personal mysql database?</text:p>
      <text:p text:style-name="P40"/>
      <text:p text:style-name="P41">ERRor:</text:p>
      <text:p text:style-name="P41">ERROR 3948 (42000): Loading local data is disabled; this must be enabled on both the client and server sides</text:p>
      <text:p text:style-name="P42"/>
      <text:p text:style-name="P23"/>
      <text:p text:style-name="P23"><text:soft-page-break/><text:span text:style-name="T27">You may check the </text:span><text:span text:style-name="Strong_20_Emphasis"><text:span text:style-name="T28">local_infile </text:span></text:span><text:span text:style-name="T27">is disabled or enable. So, you try this:</text:span></text:p>
      <text:p text:style-name="P44"/>
      <text:p text:style-name="P23"><text:span text:style-name="Source_20_Text"><text:span text:style-name="T31">mysql&gt; show global variables like 'local_infile';</text:span></text:span></text:p>
      <text:p text:style-name="P44"/>
      <text:p text:style-name="P51"><text:span text:style-name="T27">You may check the </text:span><text:span text:style-name="Strong_20_Emphasis"><text:span text:style-name="T32">local_infile </text:span></text:span><text:span text:style-name="T27">is disabled or enable. So, you try this:</text:span></text:p>
      <text:p text:style-name="P52"/>
      <text:p text:style-name="P1"><text:span text:style-name="Source_20_Text"><text:span text:style-name="T16">mysql&gt; show global variables like 'local_infile';</text:span></text:span></text:p>
      <text:p text:style-name="P53"/>
      <text:p text:style-name="P53">if it shows-</text:p>
      <text:p text:style-name="P1"><text:span text:style-name="Source_20_Text"><text:span text:style-name="T20">+---------------+-------+</text:span></text:span></text:p>
      <text:p text:style-name="P60"><text:span text:style-name="Source_20_Text"><text:span text:style-name="T20">| Variable_name | Value |</text:span></text:span></text:p>
      <text:p text:style-name="P1"><text:span text:style-name="Source_20_Text"><text:span text:style-name="T20">+---------------+-------+</text:span></text:span></text:p>
      <text:p text:style-name="P60"><text:span text:style-name="Source_20_Text"><text:span text:style-name="T20">| local_infile <text:s/>| <text:s/>OFF <text:s/>|</text:span></text:span></text:p>
      <text:p text:style-name="P1"><text:span text:style-name="Source_20_Text"><text:span text:style-name="T20">+---------------+-------+</text:span></text:span></text:p>
      <text:p text:style-name="P60"><text:span text:style-name="Source_20_Text"><text:span text:style-name="T20">(this means local_infile is disable)</text:span></text:span></text:p>
      <text:p text:style-name="P53">then enable with this:</text:p>
      <text:p text:style-name="P53"/>
      <text:p text:style-name="P1"><text:span text:style-name="Source_20_Text"><text:span text:style-name="T16">mysql&gt; set global local_infile=true;</text:span></text:span></text:p>
      <text:p text:style-name="P1"><text:span text:style-name="Source_20_Text"><text:span text:style-name="T16"/></text:span></text:p>
      <text:p text:style-name="P53">Then check again and quit from mysql server with this-</text:p>
      <text:p text:style-name="P1"><text:span text:style-name="Source_20_Text"><text:span text:style-name="T21">mysql&gt; exit</text:span></text:span></text:p>
      <text:p text:style-name="P1"><text:span text:style-name="Source_20_Text"><text:span text:style-name="T21"/></text:span></text:p>
      <text:p text:style-name="P49"><text:span text:style-name="T27">Now you have to connect/login server with </text:span><text:span text:style-name="Strong_20_Emphasis"><text:span text:style-name="T32">local_infile</text:span></text:span><text:span text:style-name="T27">. For this run this code from </text:span><text:span text:style-name="Strong_20_Emphasis"><text:span text:style-name="T32">terminal command </text:span></text:span><text:span text:style-name="T27">line-</text:span></text:p>
      <text:p text:style-name="P4"><text:span text:style-name="Source_20_Text"><text:span text:style-name="T18">&lt;</text:span></text:span><text:span text:style-name="Source_20_Text"><text:span text:style-name="T1">mysql --local_infile=1 -u root -ppassword DB_name</text:span></text:span><text:span text:style-name="Source_20_Text"><text:span text:style-name="T18">&gt;</text:span></text:span></text:p>
      <text:p text:style-name="P1"><text:span text:style-name="Source_20_Text"><text:span text:style-name="T17">mysql <text:s/>--local_infile=1 <text:s/>-u <text:s/>maryam <text:s/>-ppassword <text:s/>DATA1</text:span></text:span></text:p>
      <text:p text:style-name="P1"><text:span text:style-name="Source_20_Text"><text:span text:style-name="T17"/></text:span></text:p>
      <text:p text:style-name="P5"><text:span text:style-name="Source_20_Text"><text:span text:style-name="T2">1. mysql&gt; create table posts(</text:span></text:span></text:p>
      <text:p text:style-name="P5"><text:span text:style-name="Source_20_Text"><text:span text:style-name="T2"><text:s text:c="4"/>-&gt; title varchar(20),</text:span></text:span></text:p>
      <text:p text:style-name="P5"><text:span text:style-name="Source_20_Text"><text:span text:style-name="T2"><text:s text:c="4"/>-&gt; numLikes int not null,</text:span></text:span></text:p>
      <text:p text:style-name="P5"><text:span text:style-name="Source_20_Text"><text:span text:style-name="T2"><text:s text:c="4"/>-&gt; numComments int not null);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1"><text:soft-page-break/><text:span text:style-name="Source_20_Text"><text:span text:style-name="T2">2.</text:span></text:span><text:span text:style-name="Source_20_Text"><text:span text:style-name="T3">mysql&gt; LOAD DATA LOCAL INFILE "/home/maryam/Desktop/posts.csv" INTO TABLE posts </text:span></text:span></text:p>
      <text:p text:style-name="P1"><text:span text:style-name="Source_20_Text"><text:span text:style-name="T3"><text:s text:c="4"/>-&gt; FIELDS TERMINATED BY ','</text:span></text:span></text:p>
      <text:p text:style-name="P1"><text:span text:style-name="Source_20_Text"><text:span text:style-name="T3"><text:s text:c="4"/>-&gt; LINES TERMINATED BY '\n'</text:span></text:span></text:p>
      <text:p text:style-name="P1"><text:span text:style-name="Source_20_Text"><text:span text:style-name="T3"><text:s text:c="4"/>-&gt; IGNORE 1 LINES</text:span></text:span></text:p>
      <text:p text:style-name="P1"><text:span text:style-name="Source_20_Text"><text:span text:style-name="T3"><text:s text:c="4"/>-&gt; (title, numLikes, numComments);</text:span></text:span></text:p>
      <text:p text:style-name="P1"><text:span text:style-name="Source_20_Text"><text:span text:style-name="T3"/></text:span></text:p>
      <text:p text:style-name="P6"><text:span text:style-name="Source_20_Text"><text:span text:style-name="T4">3. mysql&gt; select * from posts;</text:span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21"><text:span text:style-name="Source_20_Text"><text:span text:style-name="T22">MySQL on Server</text:span></text:span></text:p>
      <text:p text:style-name="P6"><text:span text:style-name="Source_20_Text"><text:span text:style-name="T4"/></text:span></text:p>
      <text:p text:style-name="P8"><text:span text:style-name="Source_20_Text"><text:span text:style-name="T6">Y</text:span></text:span><text:span text:style-name="Source_20_Text"><text:span text:style-name="T5">ou can connect to the database on the server </text:span></text:span><text:span text:style-name="Source_20_Text"><text:span text:style-name="T14">locally. </text:span></text:span><text:span text:style-name="Source_20_Text"><text:span text:style-name="T15">To do that you need to </text:span></text:span><text:span text:style-name="Source_20_Text"><text:span text:style-name="T14">connect to the database and then you can connect to its MySQL database. 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>ssh </text:span></text:span><text:a xlink:type="simple" xlink:href="mailto:root@194.5.195.125" text:style-name="Internet_20_link" text:visited-style-name="Visited_20_Internet_20_Link"><text:span text:style-name="Source_20_Text"><text:span text:style-name="T5">root@194.5.195.125</text:span></text:span></text:a></text:p>
      <text:p text:style-name="P7"><text:soft-page-break/><text:span text:style-name="Source_20_Text"><text:span text:style-name="T5">root@194.5.195.125's password: 4V42uRqWYuE3mB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>root@vm8895219718:~# mysql -u root -p</text:span></text:span></text:p>
      <text:p text:style-name="P7"><text:span text:style-name="Source_20_Text"><text:span text:style-name="T5">Enter password: </text:span></text:span><text:a xlink:type="simple" xlink:href="mailto:B0uRse@pp" text:style-name="Internet_20_link" text:visited-style-name="Visited_20_Internet_20_Link"><text:span text:style-name="Source_20_Text"><text:span text:style-name="T5">B0uRse@pp</text:span></text:span></text:a></text:p>
      <text:p text:style-name="P7"><text:span text:style-name="Source_20_Text"><text:span text:style-name="T5"/></text:span></text:p>
      <text:p text:style-name="P9"><text:span text:style-name="Source_20_Text"><text:span text:style-name="T7">What I want to do is connect to this database from MySQL workbench.</text:span></text:span></text:p>
      <text:p text:style-name="P9"><text:span text:style-name="Source_20_Text"><text:span text:style-name="T7"/></text:span></text:p>
      <text:p text:style-name="P10"><text:span text:style-name="Source_20_Text"><text:span text:style-name="T8">&gt;ifconfig</text:span></text:span></text:p>
      <text:p text:style-name="P10"><text:span text:style-name="Source_20_Text"><text:span text:style-name="T42">It sets interface names based on hardware features : </text:span></text:span></text:p>
      <text:p text:style-name="P10"><text:span text:style-name="Source_20_Text"><text:span text:style-name="T51">enp* or wlp*</text:span></text:span><text:span text:style-name="Source_20_Text"><text:span text:style-name="T42"> would describe the PCI bus/slot,</text:span></text:span></text:p>
      <text:p text:style-name="P10"><text:span text:style-name="Source_20_Text"><text:span text:style-name="T51">enu* or wlu*</text:span></text:span><text:span text:style-name="Source_20_Text"><text:span text:style-name="T42"> would describe the USB port; </text:span></text:span></text:p>
      <text:p text:style-name="P10"><text:span text:style-name="Source_20_Text"><text:span text:style-name="T51">enx* or wlx* </text:span></text:span><text:span text:style-name="Source_20_Text"><text:span text:style-name="T42">would describe the </text:span></text:span><text:span text:style-name="Source_20_Text"><text:span text:style-name="T50">MAC address</text:span></text:span><text:span text:style-name="Source_20_Text"><text:span text:style-name="T42">. </text:span></text:span><text:span text:style-name="Source_20_Text"><text:span text:style-name="T43">(172.20.2.93)</text:span></text:span></text:p>
      <text:p text:style-name="P9"><text:span text:style-name="Source_20_Text"><text:span text:style-name="T7"/></text:span></text:p>
      <text:p text:style-name="P9"><text:span text:style-name="Source_20_Text"><text:span text:style-name="T7"/></text:span></text:p>
      <text:p text:style-name="P9"><text:span text:style-name="Source_20_Text"><text:span text:style-name="T7">mysql&gt; select host, user from mysql.user;</text:span></text:span></text:p>
      <text:p text:style-name="P11"><text:span text:style-name="Source_20_Text"><text:span text:style-name="T9">None of these users are able to connect </text:span></text:span><text:span text:style-name="Source_20_Text"><text:span text:style-name="T10">to the database</text:span></text:span><text:span text:style-name="Source_20_Text"><text:span text:style-name="T9"> from my system’s IP(mac address). </text:span></text:span><text:span text:style-name="Source_20_Text"><text:span text:style-name="T11">So I create a user for myself:</text:span></text:span></text:p>
      <text:p text:style-name="P11"><text:span text:style-name="Source_20_Text"><text:span text:style-name="T11"/></text:span></text:p>
      <text:p text:style-name="P12"><text:span text:style-name="Source_20_Text"><text:span text:style-name="T12">mysql&gt; create <text:s/>user <text:s text:c="2"/>‘maryam’@’</text:span></text:span><text:span text:style-name="Source_20_Text"><text:span text:style-name="T43">172.20.2.93’ <text:s text:c="2"/></text:span></text:span><text:span text:style-name="Source_20_Text"><text:span text:style-name="T44">identified <text:s text:c="2"/>by ‘</text:span></text:span><text:span text:style-name="Source_20_Text"><text:span text:style-name="T47">12!@qwQW</text:span></text:span><text:span text:style-name="Source_20_Text"><text:span text:style-name="T44">’;</text:span></text:span></text:p>
      <text:p text:style-name="P12"><text:span text:style-name="Source_20_Text"><text:span text:style-name="T44"/></text:span></text:p>
      <text:p text:style-name="P12"><text:span text:style-name="Source_20_Text"><text:span text:style-name="T44"/></text:span></text:p>
      <text:p text:style-name="P13"><text:span text:style-name="Source_20_Text"><text:span text:style-name="T45"/></text:span></text:p>
      <text:p text:style-name="P17"><text:span text:style-name="Source_20_Text"><text:span text:style-name="T33">mysql&gt; create <text:s/>user <text:s/>‘</text:span></text:span><text:span text:style-name="Source_20_Text"><text:span text:style-name="T34">poortarigh</text:span></text:span><text:span text:style-name="Source_20_Text"><text:span text:style-name="T33">’@’</text:span></text:span><text:span text:style-name="Source_20_Text"><text:span text:style-name="T34">localhost</text:span></text:span><text:span text:style-name="Source_20_Text"><text:span text:style-name="T43">’ <text:s/></text:span></text:span><text:span text:style-name="Source_20_Text"><text:span text:style-name="T44">identified <text:s text:c="2"/>by ‘</text:span></text:span><text:span text:style-name="Source_20_Text"><text:span text:style-name="T47">12!@qwQW</text:span></text:span><text:span text:style-name="Source_20_Text"><text:span text:style-name="T44">’;</text:span></text:span></text:p>
      <text:p text:style-name="P13"><text:span text:style-name="Source_20_Text"><text:span text:style-name="T45"/></text:span></text:p>
      <text:p text:style-name="P13"><text:span text:style-name="Source_20_Text"><text:span text:style-name="T45">mysql&gt; grant <text:s text:c="2"/>all <text:s text:c="2"/>on <text:s text:c="2"/>*.* <text:s text:c="2"/>to <text:s text:c="2"/></text:span></text:span><text:span text:style-name="Source_20_Text"><text:span text:style-name="T33">maryam’@’</text:span></text:span><text:span text:style-name="Source_20_Text"><text:span text:style-name="T43">172.20.2.93’ ;</text:span></text:span></text:p>
      <text:p text:style-name="P13"><text:span text:style-name="Source_20_Text"><text:span text:style-name="T43"/></text:span></text:p>
      <text:p text:style-name="P14"><text:span text:style-name="Source_20_Text"><text:span text:style-name="T46">mysql&gt; flush privileges;</text:span></text:span></text:p>
      <text:p text:style-name="P14"><text:span text:style-name="Source_20_Text"><text:span text:style-name="T46"/></text:span></text:p>
      <text:p text:style-name="P15"><text:span text:style-name="Source_20_Text"><text:span text:style-name="T48">mysql&gt; select host, user from mysql.user;</text:span></text:span></text:p>
      <text:p text:style-name="P15"><text:soft-page-break/><text:span text:style-name="Source_20_Text"><text:span text:style-name="T48"/></text:span></text:p>
      <text:p text:style-name="P15"><text:span text:style-name="Source_20_Text"><text:span text:style-name="T48">mysql&gt; show grants for ‘maryam’@’</text:span></text:span><text:span text:style-name="Source_20_Text"><text:span text:style-name="T43">172.20.2.93’;</text:span></text:span></text:p>
      <text:p text:style-name="P14"><text:span text:style-name="Source_20_Text"><text:span text:style-name="T46"/></text:span></text:p>
      <text:p text:style-name="P16"><text:span text:style-name="Source_20_Text"><text:span text:style-name="T57"># Delete a user account</text:span></text:span></text:p>
      <text:p text:style-name="P14"><text:span text:style-name="Source_20_Text"><text:span text:style-name="T53">DROP USER 'database_user@'localhost';</text:span></text:span></text:p>
      <text:p text:style-name="P1"><text:span text:style-name="Source_20_Text"><text:span text:style-name="T17"/></text:span></text:p>
      <text:p text:style-name="P56"><text:span text:style-name="Source_20_Text"><text:span text:style-name="T63">Hostname: </text:span></text:span><text:span text:style-name="Source_20_Text"><text:span text:style-name="T64">The host name or IP address of the MySQL server.</text:span></text:span></text:p>
      <text:p text:style-name="P74"><text:span text:style-name="T76">Port:</text:span><text:span text:style-name="T79"> The TCP/IP port on which the MySQL server is listening (the default is 3306).</text:span></text:p>
      <text:p text:style-name="P74"><text:span text:style-name="T76">Username: </text:span>User name to use for the connection.</text:p>
      <text:p text:style-name="P74"/>
      <text:p text:style-name="P74"/>
      <text:p text:style-name="P74"/>
      <text:p text:style-name="P76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mysql&gt; select host, user, plugin from mysql.user;</text:p>
      <text:p text:style-name="P78">+---------------+-----------------------------+-------------------------------------+</text:p>
      <text:p text:style-name="P78">| host <text:s text:c="5"/>| user <text:s text:c="14"/>| plugin <text:s text:c="18"/>|</text:p>
      <text:p text:style-name="P78">+--------------+-----------------------------+--------------------------------------+</text:p>
      <text:p text:style-name="P78">| localhost | debian-sys-maint <text:s/>| caching_sha2_password <text:s/>|</text:p>
      <text:p text:style-name="P78"><text:soft-page-break/>| <text:span text:style-name="T80">localhost | maryam <text:s text:c="10"/>| caching_sha2_passwor</text:span>d <text:s/>|</text:p>
      <text:p text:style-name="P78">| localhost | mysql.infoschema | caching_sha2_password <text:s/>|</text:p>
      <text:p text:style-name="P78">| localhost | mysql.session <text:s text:c="5"/>| caching_sha2_password |</text:p>
      <text:p text:style-name="P78">| localhost | mysql.sys <text:s text:c="9"/>| caching_sha2_password |</text:p>
      <text:p text:style-name="P78">| localhost | root <text:s text:c="15"/>| auth_socket <text:s text:c="12"/>|</text:p>
      <text:p text:style-name="P78">+---------------+-----------------------------+-------------------------------------+</text:p>
      <text:p text:style-name="P80"/>
      <text:p text:style-name="P74"/>
      <text:p text:style-name="P77"><text:span text:style-name="T62">plugin for this user might be “</text:span><text:span text:style-name="T68">auth_socket</text:span><text:span text:style-name="T62">”. In this case, we need to change it to “ </text:span><text:span text:style-name="T68">caching_sha2_password”.</text:span></text:p>
      <text:p text:style-name="P79"><text:span text:style-name="T82">1. </text:span>sudo apt-get install mysql-server</text:p>
      <text:p text:style-name="P82"><text:span text:style-name="T66">2. </text:span><text:span text:style-name="T65">mysql&gt; </text:span><text:span text:style-name="T67">update user set plugin="caching_sha2_password" where User='maryam';</text:span></text:p>
      <text:p text:style-name="P83"><text:span text:style-name="T67">3. </text:span><text:span text:style-name="Source_20_Text"><text:span text:style-name="T48">mysql&gt; show grants for ‘maryam’@’</text:span></text:span><text:span text:style-name="Source_20_Text"><text:span text:style-name="T49">localhost</text:span></text:span><text:span text:style-name="Source_20_Text"><text:span text:style-name="T43">’;</text:span></text:span></text:p>
      <text:p text:style-name="P81"/>
      <text:p text:style-name="P75">__________________________________________________________________________________-</text:p>
      <text:p text:style-name="P1"><text:span text:style-name="Source_20_Text"><text:span text:style-name="T17"/></text:span></text:p>
      <text:p text:style-name="P20"><text:span text:style-name="Source_20_Text"><text:span text:style-name="T19"># authentication string</text:span></text:span></text:p>
      <text:p text:style-name="P1"><text:span text:style-name="Source_20_Text"><text:span text:style-name="T41">ALTER USER 'root'@'localhost' IDENTIFIED BY 'NewPassword';</text:span></text:span></text:p>
      <text:p text:style-name="P1"><text:span text:style-name="Source_20_Text"><text:span text:style-name="T37"/></text:span></text:p>
      <text:p text:style-name="P1"><text:span text:style-name="Source_20_Text"><text:span text:style-name="T37"/></text:span></text:p>
      <text:p text:style-name="P20"><text:soft-page-break/><text:span text:style-name="Source_20_Text"><text:span text:style-name="T38"># turns</text:span></text:span><text:span text:style-name="Source_20_Text"><text:span text:style-name="T36"> </text:span></text:span><text:span text:style-name="Source_20_Text"><text:span text:style-name="Strong_20_Emphasis"><text:span text:style-name="T29">auth_plugin</text:span></text:span></text:span><text:span text:style-name="Source_20_Text"><text:span text:style-name="T36"> </text:span></text:span><text:span text:style-name="Source_20_Text"><text:span text:style-name="T29">to </text:span></text:span><text:span text:style-name="Source_20_Text"><text:span text:style-name="Strong_20_Emphasis"><text:span text:style-name="T29">mysql_native_password</text:span></text:span></text:span></text:p>
      <text:p text:style-name="P1"><text:span text:style-name="Source_20_Text"><text:span text:style-name="T39">ALTER USER 'root'@'localhost' IDENTIFIED WITH mysql_native_password BY 'root';</text:span></text:span></text:p>
      <text:p text:style-name="P1"><text:span text:style-name="Source_20_Text"><text:span text:style-name="T3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9"><text:span text:style-name="Source_20_Text"><text:span text:style-name="T13">select * from user;</text:span></text:span></text:p>
      <text:p text:style-name="P1"><text:span text:style-name="Source_20_Text"><text:span text:style-name="T40">mysqladmin reload</text:span></text:span><text:span text:style-name="Source_20_Text"><text:span text:style-name="T35">;</text:span></text:span></text:p>
      <text:p text:style-name="P45"/>
      <text:p text:style-name="P45"/>
      <text:p text:style-name="P45"/>
      <text:p text:style-name="P45"/>
      <text:p text:style-name="P47">node1</text:p>
      <text:p text:style-name="P46"/>
      <text:p text:style-name="P59">Host : <text:s text:c="21"/><text:span text:style-name="T72"><text:s/>bushehr </text:span><text:span text:style-name="T73">(my computer name)</text:span></text:p>
      <text:p text:style-name="P59">socket : <text:s text:c="16"/><text:span text:style-name="T71"><text:s text:c="3"/>/ Var / run / mysqld / mysqld.sock</text:span></text:p>
      <text:p text:style-name="P59">port : <text:s text:c="23"/><text:span text:style-name="T71">3306</text:span></text:p>
      <text:p text:style-name="P59">Version : <text:s text:c="18"/><text:span text:style-name="T71">8.0.21-cluster(MySQL Cluster Community Server - GPL)</text:span></text:p>
      <text:p text:style-name="P94">Compiled For : <text:s text:c="9"/><text:span text:style-name="T71">Linux(x86_64)</text:span></text:p>
      <text:p text:style-name="P94">Configuration File : <text:s text:c="2"/><text:span text:style-name="T71"><text:s/>/ etc / mysql / my.cnf</text:span></text:p>
      <text:p text:style-name="P105"/>
      <text:p text:style-name="P113"/>
      <text:p text:style-name="P105"/>
      <text:p text:style-name="P105"><text:soft-page-break/>http://bfpigdata.ir/mvd/</text:p>
      <text:p text:style-name="P105">https://help.ubuntu.com/community/ApacheMySQLPHP#Phpmyadmin%20and%20mysql-admin</text:p>
      <text:p text:style-name="P107"><text:a xlink:type="simple" xlink:href="https://askubuntu.com/questions/55280/phpmyadmin-is-not-working-after-i-installed-it" text:style-name="Internet_20_link" text:visited-style-name="Visited_20_Internet_20_Link">https://askubuntu.com/questions/55280/phpmyadmin-is-not-working-after-i-installed-it</text:a></text:p>
      <text:p text:style-name="P107"><text:a xlink:type="simple" xlink:href="https://www.digitalocean.com/community/tutorials/how-to-install-and-secure-phpmyadmin-on-ubuntu-20-04" text:style-name="Internet_20_link" text:visited-style-name="Visited_20_Internet_20_Link">https://www.digitalocean.com/community/tutorials/how-to-install-and-secure-phpmyadmin-on-ubuntu-20-04</text:a></text:p>
      <text:p text:style-name="P107"/>
      <text:p text:style-name="P116">برای نصب mysql فیلترشکن و روشن کنید</text:p>
      <text:p text:style-name="P117"/>
      <text:p text:style-name="P112">Foreign Server <text:span text:style-name="T94">(</text:span><text:span text:style-name="T95">insta-twitter dashboard</text:span><text:span text:style-name="T94">) :</text:span></text:p>
      <text:p text:style-name="P107"><text:span text:style-name="T78">ssh </text:span><text:a xlink:type="simple" xlink:href="mailto:ssh@185.110.191.154" text:style-name="Internet_20_link" text:visited-style-name="Visited_20_Internet_20_Link"><text:span text:style-name="T78">root</text:span></text:a><text:a xlink:type="simple" xlink:href="mailto:ssh@185.110.191.154" text:style-name="Internet_20_link" text:visited-style-name="Visited_20_Internet_20_Link"><text:span text:style-name="T77">@</text:span></text:a><text:a xlink:type="simple" xlink:href="mailto:ssh@185.110.191.154" text:style-name="Internet_20_link" text:visited-style-name="Visited_20_Internet_20_Link">185.110.191.15</text:a><text:a xlink:type="simple" xlink:href="mailto:ssh@185.110.191.154" text:style-name="Internet_20_link" text:visited-style-name="Visited_20_Internet_20_Link">4</text:a></text:p>
      <text:p text:style-name="P118">1yhHXm9gW4n6dC</text:p>
      <text:p text:style-name="P114">r37OXHrs6Nf1xK</text:p>
      <text:p text:style-name="P109"/>
      <text:p text:style-name="P109"/>
      <text:p text:style-name="P99">hashtag_search.py <text:s/>is here :</text:p>
      <text:p text:style-name="P109"><text:span text:style-name="T92">ssh </text:span><text:a xlink:type="simple" xlink:href="mailto:root@185.110.190.101" text:style-name="Internet_20_link" text:visited-style-name="Visited_20_Internet_20_Link"><text:span text:style-name="T92">root@</text:span></text:a><text:a xlink:type="simple" xlink:href="mailto:root@185.110.190.101" text:style-name="Internet_20_link" text:visited-style-name="Visited_20_Internet_20_Link">185.110.190.101</text:a></text:p>
      <text:p text:style-name="P108">Gw2VAkUDRME8rR</text:p>
      <text:p text:style-name="P97"/>
      <text:p text:style-name="P92"/>
      <text:p text:style-name="P92"/>
      <text:p text:style-name="P91"><text:span text:style-name="T83">ssh <text:s text:c="3"/>a</text:span><text:a xlink:type="simple" xlink:href="mailto:ajlu@171.22.25.167" text:style-name="Internet_20_link" text:visited-style-name="Visited_20_Internet_20_Link"><text:span text:style-name="T83">jlu@</text:span></text:a><text:a xlink:type="simple" xlink:href="mailto:ajlu@171.22.25.167" text:style-name="Internet_20_link" text:visited-style-name="Visited_20_Internet_20_Link">171.22.25.16</text:a><text:a xlink:type="simple" xlink:href="mailto:ajlu@171.22.25.167" text:style-name="Internet_20_link" text:visited-style-name="Visited_20_Internet_20_Link">7</text:a></text:p>
      <text:p text:style-name="P91"><text:span text:style-name="T83">password: <text:s text:c="2"/></text:span><text:span text:style-name="T89">a</text:span><text:span text:style-name="T90">jluSdat@765</text:span><text:span text:style-name="T83"> <text:s text:c="3"/></text:span><text:span text:style-name="T84">(it is actually sudo/permission pass)</text:span></text:p>
      <text:p text:style-name="P86"/>
      <text:p text:style-name="P85"><text:soft-page-break/></text:p>
      <text:p text:style-name="P87">ssh root@<text:span text:style-name="T91">194.5.195.125</text:span></text:p>
      <text:p text:style-name="P71">4V42uRqWYuE3mB</text:p>
      <text:p text:style-name="P85"/>
      <text:p text:style-name="P85"/>
      <text:p text:style-name="P85">mysql -u ajlu -p</text:p>
      <text:p text:style-name="P85">password: Aminajlu@</text:p>
      <text:p text:style-name="P96"/>
      <text:p text:style-name="P62"/>
      <text:p text:style-name="P62">host <text:s text:c="7"/>= <text:s text:c="2"/>'171.22.25.167',</text:p>
      <text:p text:style-name="P62">user <text:s text:c="7"/>= <text:s text:c="2"/>'ajlu',</text:p>
      <text:p text:style-name="P62">passwd <text:s text:c="2"/>= <text:s/>'Aminajlu@'</text:p>
      <text:p text:style-name="P63">database = <text:s/>‘test_import’</text:p>
      <text:p text:style-name="P63"/>
      <text:p text:style-name="P63"/>
      <text:p text:style-name="P63"/>
      <text:p text:style-name="P63"/>
      <text:p text:style-name="P63"><text:a xlink:type="simple" xlink:href="http://171.22.25.167/phpmyadmin" text:style-name="Internet_20_link" text:visited-style-name="Visited_20_Internet_20_Link">http://171.22.25.16</text:a><text:a xlink:type="simple" xlink:href="http://171.22.25.167/phpmyadmin" text:style-name="Internet_20_link" text:visited-style-name="Visited_20_Internet_20_Link">7</text:a><text:a xlink:type="simple" xlink:href="http://171.22.25.167/phpmyadmin" text:style-name="Internet_20_link" text:visited-style-name="Visited_20_Internet_20_Link">/phpmyadmin</text:a></text:p>
      <text:p text:style-name="P64">user = <text:span text:style-name="T88">ajlu </text:span></text:p>
      <text:p text:style-name="P64">pass = <text:span text:style-name="T88">Aminajlu@</text:span></text:p>
      <text:p text:style-name="P65"/>
      <text:p text:style-name="P65"/>
      <text:p text:style-name="P65"/>
      <text:p text:style-name="P66"><text:a xlink:type="simple" xlink:href="http://194.5.195.125:10000/" text:style-name="Internet_20_link" text:visited-style-name="Visited_20_Internet_20_Link">http://</text:a><text:a xlink:type="simple" xlink:href="http://194.5.195.125:10000/" text:style-name="Internet_20_link" text:visited-style-name="Visited_20_Internet_20_Link">1</text:a><text:a xlink:type="simple" xlink:href="http://194.5.195.125:10000/" text:style-name="Internet_20_link" text:visited-style-name="Visited_20_Internet_20_Link">94.5.195.12</text:a><text:a xlink:type="simple" xlink:href="http://194.5.195.125:10000/" text:style-name="Internet_20_link" text:visited-style-name="Visited_20_Internet_20_Link">5</text:a><text:a xlink:type="simple" xlink:href="http://194.5.195.125:10000/" text:style-name="Internet_20_link" text:visited-style-name="Visited_20_Internet_20_Link">:10000/</text:a></text:p>
      <text:p text:style-name="P67">root</text:p>
      <text:p text:style-name="P67">4V42uRqWYuE3mB</text:p>
      <text:p text:style-name="P67"><text:a xlink:type="simple" xlink:href="http://194.5.195.125:10000/" text:style-name="Internet_20_link" text:visited-style-name="Visited_20_Internet_20_Link"><text:span text:style-name="T69"/></text:a></text:p>
      <text:p text:style-name="P65"/>
      <text:p text:style-name="P65"/>
      <text:p text:style-name="P68">IRAN:</text:p>
      <text:p text:style-name="P70"><text:span text:style-name="T93">ssh root@</text:span>194.5.195.14</text:p>
      <text:p text:style-name="P70">4aN0YOHWiaS4cA</text:p>
      <text:p text:style-name="P65"/>
      <text:p text:style-name="P69"><text:soft-page-break/></text:p>
      <text:p text:style-name="P65"/>
      <text:p text:style-name="P110"><text:a xlink:type="simple" xlink:href="mailto:ssh@185.110.191.154" text:style-name="Internet_20_link" text:visited-style-name="Visited_20_Internet_20_Link">185.110.191.15</text:a><text:a xlink:type="simple" xlink:href="mailto:ssh@185.110.191.154" text:style-name="Internet_20_link" text:visited-style-name="Visited_20_Internet_20_Link">4</text:a></text:p>
      <text:p text:style-name="P115">mysql -u root -p</text:p>
      <text:p text:style-name="P115">Aminajlu_5750</text:p>
      <text:p text:style-name="P115"/>
      <text:p text:style-name="P115">or</text:p>
      <text:p text:style-name="P115"/>
      <text:p text:style-name="P115">mysql -u M.Poortarigh -p</text:p>
      <text:p text:style-name="P115">12!@qwQW</text:p>
      <text:p text:style-name="P65"/>
      <text:p text:style-name="P65"/>
      <text:p text:style-name="P65"/>
      <text:p text:style-name="P65"/>
      <text:h text:style-name="P72" text:outline-level="1"><text:a xlink:type="simple" xlink:href="https://dba.stackexchange.com/questions/45806/cannot-change-root-access-in-mysql-to" text:style-name="Internet_20_link" text:visited-style-name="Visited_20_Internet_20_Link">change root access in MySQL to '%</text:a><text:span text:style-name="T97">’</text:span></text:h>
      <text:p text:style-name="P65"/>
      <text:p text:style-name="P73"><text:span text:style-name="Source_20_Text"><text:span text:style-name="T96">UPDATE mysql.user SET host='%'</text:span></text:span></text:p>
      <text:p text:style-name="P1"><text:span text:style-name="Source_20_Text"><text:span text:style-name="T20">WHERE user='root' AND host='localhost';</text:span></text:span></text:p>
      <text:p text:style-name="P1"><text:span text:style-name="Source_20_Text"><text:span text:style-name="T20"/></text:span></text:p>
      <text:p text:style-name="P1"><text:span text:style-name="Source_20_Text"><text:span text:style-name="T20">FLUSH PRIVILEGES;</text:span></text:span></text:p>
      <text:p text:style-name="P65"/>
      <text:p text:style-name="P65"/>
      <text:p text:style-name="P65"/>
      <text:p text:style-name="P65"/>
      <text:p text:style-name="P95">node 2</text:p>
      <text:p text:style-name="P58"><text:span text:style-name="T30">Host : <text:s text:c="22"/></text:span><text:span text:style-name="T59"><text:s/></text:span><text:span text:style-name="T60">vm9889251596.bitcommand.com</text:span></text:p>
      <text:p text:style-name="P57">socket : <text:s text:c="16"/><text:span text:style-name="T71"><text:s text:c="5"/>/ Var / run / mysqld / mysqld.sock</text:span></text:p>
      <text:p text:style-name="P57">port : <text:s text:c="25"/><text:span text:style-name="T71">3306</text:span></text:p>
      <text:p text:style-name="P57"><text:soft-page-break/>Version : <text:s text:c="17"/><text:span text:style-name="T71"><text:s text:c="2"/></text:span><text:span text:style-name="T74">5</text:span><text:span text:style-name="T71">.</text:span><text:span text:style-name="T74">7</text:span><text:span text:style-name="T71">.2</text:span><text:span text:style-name="T74">8</text:span><text:span text:style-name="T71">-</text:span><text:span text:style-name="T74">01ubuntu0.16.04.2((Ubuntu)) <text:s text:c="2"/></text:span><text:span text:style-name="T71"><text:s/></text:span></text:p>
      <text:p text:style-name="P90">Compiled For : <text:s text:c="9"/><text:span text:style-name="T71">Linux(x86_64)</text:span></text:p>
      <text:p text:style-name="P93"><text:span text:style-name="T52">Configuration File : <text:s text:c="2"/></text:span><text:span text:style-name="T61">unknown</text:span></text:p>
      <text:p text:style-name="P106"/>
      <text:p text:style-name="P63"/>
      <text:p text:style-name="P63"/>
      <text:p text:style-name="P98"><text:a xlink:type="simple" xlink:href="http://bfpigdata.ir/" text:style-name="Internet_20_link" text:visited-style-name="Visited_20_Internet_20_Link">http://bfpigdata.ir/</text:a></text:p>
      <text:p text:style-name="P98">ssh <text:a xlink:type="simple" xlink:href="mailto:root@194.5.195.73" text:style-name="Internet_20_link" text:visited-style-name="Visited_20_Internet_20_Link">root@194.5.195.73</text:a></text:p>
      <text:p text:style-name="P98">09120912650@vatan</text:p>
      <text:p text:style-name="P98"/>
      <text:p text:style-name="P98"/>
      <text:p text:style-name="P100">برای نصب phpmyadmin روی سرور</text:p>
      <text:p text:style-name="P98"><text:a xlink:type="simple" xlink:href="https://help.ubuntu.com/community/phpMyAdmin" text:style-name="Internet_20_link" text:visited-style-name="Visited_20_Internet_20_Link">https://help.ubuntu.com/community/phpMyAdmin</text:a></text:p>
      <text:p text:style-name="P98">https://www.digitalocean.com/community/tutorials/how-to-create-a-new-user-and-grant-permissions-in-mysql</text:p>
      <text:p text:style-name="P98"/>
      <text:p text:style-name="P103">mysql&gt; select user, host, plugin, authentication_string from mysql.user;</text:p>
      <text:p text:style-name="P61">+-----------------------+------------+</text:p>
      <text:p text:style-name="P61">| user <text:s text:c="21"/>| host <text:s text:c="6"/>|</text:p>
      <text:p text:style-name="P61">+-----------------------+------------+</text:p>
      <text:p text:style-name="P61">| abyar <text:s text:c="19"/>| % <text:s text:c="10"/>|</text:p>
      <text:p text:style-name="P61">| <text:span text:style-name="T80">ajlu <text:s text:c="23"/></text:span><text:span text:style-name="T81">|</text:span><text:span text:style-name="T80">% <text:s text:c="4"/></text:span><text:s text:c="7"/>|</text:p>
      <text:p text:style-name="P61">| rajabnik <text:s text:c="16"/><text:span text:style-name="T85">|</text:span>% <text:s text:c="11"/>|</text:p>
      <text:p text:style-name="P61">| varasteh <text:s text:c="15"/>| % <text:s text:c="10"/>|</text:p>
      <text:p text:style-name="P61">| debian-sys-maint <text:s/>| localhost |</text:p>
      <text:p text:style-name="P61">| mysql.session <text:s text:c="6"/>| localhost |</text:p>
      <text:p text:style-name="P61">| mysql.sys <text:s text:c="13"/>| localhost |</text:p>
      <text:p text:style-name="P61">| phpmyadmin <text:s text:c="8"/>| localhost |</text:p>
      <text:p text:style-name="P61">| root <text:s text:c="22"/>| localhost <text:s/>| </text:p>
      <text:p text:style-name="P61"/>
      <text:p text:style-name="P61"/>
      <text:p text:style-name="P61"/>
      <text:p text:style-name="P61"/>
      <text:p text:style-name="P61"/>
      <text:p text:style-name="P61">+-----------------------+---------------------------------+</text:p>
      <text:p text:style-name="P61"><text:soft-page-break/>| user <text:s text:c="21"/>| plugin <text:s text:c="29"/>|</text:p>
      <text:p text:style-name="P61">+-----------------------+---------------------------------+</text:p>
      <text:p text:style-name="P61">| root <text:s text:c="22"/>| mysql_native_password |</text:p>
      <text:p text:style-name="P61">| mysql.session <text:s text:c="6"/>| mysql_native_password |</text:p>
      <text:p text:style-name="P61">| mysql.sys <text:s text:c="13"/>| mysql_native_password |</text:p>
      <text:p text:style-name="P61">| debian-sys-maint <text:s/>| mysql_native_password |</text:p>
      <text:p text:style-name="P61">| phpmyadmin <text:s text:c="8"/>| mysql_native_password |</text:p>
      <text:p text:style-name="P61">| abyar <text:s text:c="20"/>| mysql_native_password |</text:p>
      <text:p text:style-name="P61">| rajabnik <text:s text:c="16"/>| mysql_native_password |</text:p>
      <text:p text:style-name="P61">| varasteh <text:s text:c="15"/>| mysql_native_password |</text:p>
      <text:p text:style-name="P61">| <text:span text:style-name="T80">ajlu <text:s text:c="23"/>| mysql_native_password </text:span>|</text:p>
      <text:p text:style-name="P101"/>
      <text:p text:style-name="P111"/>
      <text:p text:style-name="P111"/>
      <text:p text:style-name="P102">+-----------------------+---------------------------------------------------------------------------------+</text:p>
      <text:p text:style-name="P102">| user <text:s text:c="21"/>| authentication_string <text:s text:c="63"/>|</text:p>
      <text:p text:style-name="P102">+-----------------------+---------------------------------------------------------------------------------+</text:p>
      <text:p text:style-name="P102">| root <text:s text:c="21"/>| *74FB4C037CB55C4CF744256175BBC946B9C4027B <text:s text:c="9"/>|</text:p>
      <text:p text:style-name="P102">| mysql.session <text:s text:c="5"/>| *THISISNOTAVALIDPASSWORDTHATCANBEUSEDHERE <text:s text:c="2"/>|</text:p>
      <text:p text:style-name="P102">| mysql.sys <text:s text:c="12"/>| *THISISNOTAVALIDPASSWORDTHATCANBEUSEDHERE <text:s text:c="2"/>|</text:p>
      <text:p text:style-name="P102">| debian-sys-maint | *F0424EE50D435204FC1787ECADB09988EAD5263D <text:s text:c="8"/>|</text:p>
      <text:p text:style-name="P102">| phpmyadmin <text:s text:c="7"/>| *78B10D1D88C7329EF688D94197AF1678EB568F5E <text:s text:c="9"/>|</text:p>
      <text:p text:style-name="P102">| abyar <text:s text:c="19"/>| *125F28D95389E5DF3D8AE8281DAF567F91BAE32D <text:s text:c="8"/><text:span text:style-name="T86">|</text:span></text:p>
      <text:p text:style-name="P102">| varasteh <text:s text:c="14"/>| *12707C8038592995A124B1C78DFDCB291D5C12C1 <text:s text:c="9"/>|</text:p>
      <text:p text:style-name="P102">| <text:span text:style-name="T80">ajlu <text:s text:c="22"/>| *5D4CDE22D57ADBCC362547D1E49B67DFBAE853BF <text:s/></text:span><text:s text:c="5"/><text:span text:style-name="T86">|</text:span></text:p>
      <text:p text:style-name="P102"/>
      <text:p text:style-name="P102"/>
      <text:p text:style-name="P102"/>
      <text:p text:style-name="P102"/>
      <text:p text:style-name="P104">mysql&gt; show databases;</text:p>
      <text:p text:style-name="P84">+----------------------------+</text:p>
      <text:p text:style-name="P84">| Database <text:s text:c="20"/>|</text:p>
      <text:p text:style-name="P84"><text:soft-page-break/>+-----------------------------+</text:p>
      <text:p text:style-name="P84">| information_schema <text:s text:c="3"/>|</text:p>
      <text:p text:style-name="P84">| DW <text:s text:c="29"/>|</text:p>
      <text:p text:style-name="P84">| mysql <text:s text:c="26"/>|</text:p>
      <text:p text:style-name="P84">| performance_schema <text:s/>|</text:p>
      <text:p text:style-name="P84">| phpmyadmin <text:s text:c="15"/>|</text:p>
      <text:p text:style-name="P84">| sys <text:s text:c="30"/>|</text:p>
      <text:p text:style-name="P84">| <text:span text:style-name="T80">test_import <text:s text:c="18"/></text:span>|</text:p>
      <text:p text:style-name="P84"/>
      <text:p text:style-name="P84"/>
      <text:p text:style-name="P84"/>
      <text:p text:style-name="P88">mysql&gt; use test_import;</text:p>
      <text:p text:style-name="P88"/>
      <text:p text:style-name="P88"/>
      <text:p text:style-name="P88">mysql&gt; create table Captions(caption varchar(10000));</text:p>
      <text:p text:style-name="P88"/>
      <text:p text:style-name="P88"/>
      <text:p text:style-name="P88"/>
      <text:p text:style-name="P88"/>
      <text:p text:style-name="P88">mysql&gt; describe Captions;</text:p>
      <text:p text:style-name="P84">+------------+--------------------------+---------+-----------+-----------+----------+</text:p>
      <text:p text:style-name="P84">| Field <text:s text:c="7"/>| Type <text:s text:c="22"/>| Null <text:s text:c="4"/>| Key <text:s text:c="6"/>| Default <text:s/>| Extra <text:s text:c="3"/>|</text:p>
      <text:p text:style-name="P84">+------------+--------------------------+---------+-----------+-----------+----------+</text:p>
      <text:p text:style-name="P84">| caption <text:s text:c="3"/>| varchar(10000) <text:s text:c="6"/>| <text:s/>YES <text:s/>| <text:s text:c="14"/>| NULL <text:s text:c="3"/>| <text:s text:c="12"/>|</text:p>
      <text:p text:style-name="P84">+------------+--------------------------+---------+------------+----------+----------<text:span text:style-name="T87">+</text:span></text:p>
      <text:p text:style-name="P89"/>
      <text:p text:style-name="P54"/>
      <text:p text:style-name="P54"/>
      <text:p text:style-name="P54"/>
      <text:p text:style-name="P49"/>
      <text:p text:style-name="P54"/>
      <table:table table:name="Table1" table:style-name="Table1">
        <table:table-column table:style-name="Table1.A"/>
        <table:table-row>
          <table:table-cell table:style-name="Table1.A1" office:value-type="string">
            <text:p text:style-name="P50"><text:s/>#!/bin/bash</text:p>
            <text:p text:style-name="P50"/>
            <text:p text:style-name="P50">cd /var/www/Dashboard-vatanzarin/Dashboard</text:p>
            <text:p text:style-name="P50">. /var/www/Dashboard-vatanzarin/venv/bin/activate</text:p>
            <text:p text:style-name="P50"># cd scrapy_app </text:p>
            <text:p text:style-name="P50"># scrapyd &amp;</text:p>
            <text:p text:style-name="P50"># cd ..</text:p>
            <text:p text:style-name="P50">python manage.py runserver 0.0.0.0:8000 &amp;</text:p>
            <text:p text:style-name="P50">sshpass "4V42uRqWYuE3mB" scp -r files <text:a xlink:type="simple" xlink:href="mailto:root@194.5.195.125" text:style-name="Internet_20_link" text:visited-style-name="Visited_20_Internet_20_Link">root@194.5.195.125</text:a>:~/ <text:s text:c="21"/></text:p>
            <text:p text:style-name="P50"/>
          </table:table-cell>
        </table:table-row>
      </table:table>
      <text:p text:style-name="P54"/>
      <text:p text:style-name="P54"/>
      <text:p text:style-name="P5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Arial, Helvetica, sans-serif"/>
    <style:font-face style:name="Roboto Mono" svg:font-family="'Roboto Mono', Menlo, Monaco, Consolas, 'Liberation Mono', 'Courier New', monospace"/>
    <style:font-face style:name="arial" svg:font-family="arial, helvetica"/>
    <style:font-face style:name="inherit" svg:font-family="inherit"/>
    <style:font-face style:name="monospace" svg:font-family="monospace, monospace"/>
    <style:font-face style:name="var theme-question-title-font-family" svg:font-family="'var theme-question-titl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Titr" svg:font-family="Tit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6:04:43.306483331</meta:creation-date>
    <dc:date>2021-03-08T16:53:59.451422987</dc:date>
    <meta:editing-duration>P3DT17H20M18S</meta:editing-duration>
    <meta:editing-cycles>189</meta:editing-cycles>
    <meta:generator>LibreOffice/6.4.6.2$Linux_X86_64 LibreOffice_project/40$Build-2</meta:generator>
    <meta:document-statistic meta:table-count="1" meta:image-count="0" meta:object-count="0" meta:page-count="17" meta:paragraph-count="263" meta:word-count="1326" meta:character-count="11265" meta:non-whitespace-character-count="8930"/>
  </office:meta>
</office:document-meta>
</file>